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73in"/>
    </style:style>
    <style:style style:name="co2" style:family="table-column">
      <style:table-column-properties fo:break-before="auto" style:column-width="1.2508in"/>
    </style:style>
    <style:style style:name="co3" style:family="table-column">
      <style:table-column-properties fo:break-before="auto" style:column-width="4.1429in"/>
    </style:style>
    <style:style style:name="co4" style:family="table-column">
      <style:table-column-properties fo:break-before="auto" style:column-width="2.1508in"/>
    </style:style>
    <style:style style:name="co5" style:family="table-column">
      <style:table-column-properties fo:break-before="auto" style:column-width="0.8925in"/>
    </style:style>
    <style:style style:name="co6" style:family="table-column">
      <style:table-column-properties fo:break-before="auto" style:column-width="0.9299in"/>
    </style:style>
    <style:style style:name="co7" style:family="table-column">
      <style:table-column-properties fo:break-before="auto" style:column-width="1.878in"/>
    </style:style>
    <style:style style:name="co8" style:family="table-column">
      <style:table-column-properties fo:break-before="auto" style:column-width="3.0984in"/>
    </style:style>
    <style:style style:name="co9" style:family="table-column">
      <style:table-column-properties fo:break-before="auto" style:column-width="1.3154in"/>
    </style:style>
    <style:style style:name="co10" style:family="table-column">
      <style:table-column-properties fo:break-before="auto" style:column-width="3.1953in"/>
    </style:style>
    <style:style style:name="co17" style:family="table-column">
      <style:table-column-properties fo:break-before="auto" style:column-width="1.0902in"/>
    </style:style>
    <style:style style:name="co22" style:family="table-column">
      <style:table-column-properties fo:break-before="auto" style:column-width="2.6646in"/>
    </style:style>
    <style:style style:name="co25" style:family="table-column">
      <style:table-column-properties fo:break-before="auto" style:column-width="4.111in"/>
    </style:style>
    <style:style style:name="co45" style:family="table-column">
      <style:table-column-properties fo:break-before="auto" style:column-width="2.0701in"/>
    </style:style>
    <style:style style:name="co41" style:family="table-column">
      <style:table-column-properties fo:break-before="auto" style:column-width="0.6902in"/>
    </style:style>
    <style:style style:name="co46" style:family="table-column">
      <style:table-column-properties fo:break-before="auto" style:column-width="1.3311in"/>
    </style:style>
    <style:style style:name="co47" style:family="table-column">
      <style:table-column-properties fo:break-before="auto" style:column-width="1.8453in"/>
    </style:style>
    <style:style style:name="co48" style:family="table-column">
      <style:table-column-properties fo:break-before="auto" style:column-width="1.2189in"/>
    </style:style>
    <style:style style:name="co49" style:family="table-column">
      <style:table-column-properties fo:break-before="auto" style:column-width="1.9417in"/>
    </style:style>
    <style:style style:name="co30" style:family="table-column">
      <style:table-column-properties fo:break-before="auto" style:column-width="2.0063in"/>
    </style:style>
    <style:style style:name="co35" style:family="table-column">
      <style:table-column-properties fo:break-before="auto" style:column-width="2.3917in"/>
    </style:style>
    <style:style style:name="co36" style:family="table-column">
      <style:table-column-properties fo:break-before="auto" style:column-width="3.7252in"/>
    </style:style>
    <style:style style:name="co37" style:family="table-column">
      <style:table-column-properties fo:break-before="auto" style:column-width="1.2835in"/>
    </style:style>
    <style:style style:name="co38" style:family="table-column">
      <style:table-column-properties fo:break-before="auto" style:column-width="5.4445in"/>
    </style:style>
    <style:style style:name="co39" style:family="table-column">
      <style:table-column-properties fo:break-before="auto" style:column-width="3.0827in"/>
    </style:style>
    <style:style style:name="co29" style:family="table-column">
      <style:table-column-properties fo:break-before="auto" style:column-width="2.5846in"/>
    </style:style>
    <style:style style:name="co31" style:family="table-column">
      <style:table-column-properties fo:break-before="auto" style:column-width="3.0665in"/>
    </style:style>
    <style:style style:name="co32" style:family="table-column">
      <style:table-column-properties fo:break-before="auto" style:column-width="2.7453in"/>
    </style:style>
    <style:style style:name="co33" style:family="table-column">
      <style:table-column-properties fo:break-before="auto" style:column-width="3.2591in"/>
    </style:style>
    <style:style style:name="co34" style:family="table-column">
      <style:table-column-properties fo:break-before="auto" style:column-width="1.8937in"/>
    </style:style>
    <style:style style:name="co40" style:family="table-column">
      <style:table-column-properties fo:break-before="auto" style:column-width="2.022in"/>
    </style:style>
    <style:style style:name="co42" style:family="table-column">
      <style:table-column-properties fo:break-before="auto" style:column-width="1.8291in"/>
    </style:style>
    <style:style style:name="co43" style:family="table-column">
      <style:table-column-properties fo:break-before="auto" style:column-width="3.3575in"/>
    </style:style>
    <style:style style:name="co44" style:family="table-column">
      <style:table-column-properties fo:break-before="auto" style:column-width="2.3598in"/>
    </style:style>
    <style:style style:name="co50" style:family="table-column">
      <style:table-column-properties fo:break-before="auto" style:column-width="1.8618in"/>
    </style:style>
    <style:style style:name="co51" style:family="table-column">
      <style:table-column-properties fo:break-before="auto" style:column-width="0.8189in"/>
    </style:style>
    <style:style style:name="co52" style:family="table-column">
      <style:table-column-properties fo:break-before="auto" style:column-width="2.2953in"/>
    </style:style>
    <style:style style:name="co53" style:family="table-column">
      <style:table-column-properties fo:break-before="auto" style:column-width="1.4598in"/>
    </style:style>
    <style:style style:name="co54" style:family="table-column">
      <style:table-column-properties fo:break-before="auto" style:column-width="1.0744in"/>
    </style:style>
    <style:style style:name="co55" style:family="table-column">
      <style:table-column-properties fo:break-before="auto" style:column-width="1.3957in"/>
    </style:style>
    <style:style style:name="co56" style:family="table-column">
      <style:table-column-properties fo:break-before="auto" style:column-width="1.9118in"/>
    </style:style>
    <style:style style:name="co57" style:family="table-column">
      <style:table-column-properties fo:break-before="auto" style:column-width="2.5701in"/>
    </style:style>
    <style:style style:name="co58" style:family="table-column">
      <style:table-column-properties fo:break-before="auto" style:column-width="2.8598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5181in" fo:break-before="auto" style:use-optimal-row-height="true"/>
    </style:style>
    <style:style style:name="ro6" style:family="table-row">
      <style:table-row-properties style:row-height="0.1783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0008in solid #000000" fo:border-left="0.0008in solid #000000" fo:border-right="none" fo:border-top="0.0008in solid #000000"/>
    </style:style>
    <style:style style:name="ce2" style:family="table-cell" style:parent-style-name="Default">
      <style:table-cell-properties fo:border-bottom="none" fo:border-left="0.0008in solid #000000" fo:border-right="none" fo:border-top="0.0008in solid #000000"/>
    </style:style>
    <style:style style:name="ce3" style:family="table-cell" style:parent-style-name="Default">
      <style:table-cell-properties fo:border-bottom="0.0008in solid #000000" fo:border-left="0.0008in solid #000000" fo:border-right="none" fo:border-top="none"/>
    </style:style>
    <style:style style:name="ce4" style:family="table-cell" style:parent-style-name="Default">
      <style:table-cell-properties fo:border-bottom="0.0008in solid #000000" fo:border-left="none" fo:border-right="none" fo:border-top="0.0008in solid #000000"/>
    </style:style>
    <style:style style:name="ce5" style:family="table-cell" style:parent-style-name="Default">
      <style:table-cell-properties fo:border-bottom="none" fo:border-left="none" fo:border-right="none" fo:border-top="0.0008in solid #000000"/>
    </style:style>
    <style:style style:name="ce6" style:family="table-cell" style:parent-style-name="Default">
      <style:table-cell-properties fo:border-bottom="0.0008in solid #000000" fo:border-left="none" fo:border-right="none" fo:border-top="none"/>
    </style:style>
    <style:style style:name="ce7" style:family="table-cell" style:parent-style-name="Default">
      <style:table-cell-properties fo:border-bottom="0.0008in solid #000000" fo:border-left="none" fo:border-right="0.0008in solid #000000" fo:border-top="0.0008in solid #000000"/>
    </style:style>
    <style:style style:name="ce8" style:family="table-cell" style:parent-style-name="Default">
      <style:table-cell-properties fo:border-bottom="none" fo:border-left="none" fo:border-right="0.0008in solid #000000" fo:border-top="0.0008in solid #000000"/>
    </style:style>
    <style:style style:name="ce9" style:family="table-cell" style:parent-style-name="Default">
      <style:table-cell-properties fo:border-bottom="0.0008in solid #000000" fo:border-left="none" fo:border-right="0.0008in solid #000000" fo:border-top="none"/>
    </style:style>
    <style:style style:name="ce27" style:family="table-cell" style:parent-style-name="Default">
      <style:table-cell-properties fo:background-color="transparent"/>
    </style:style>
    <style:style style:name="ce30" style:family="table-cell" style:parent-style-name="Default">
      <style:table-cell-properties fo:background-color="#ff3333"/>
    </style:style>
    <style:style style:name="ce37" style:family="table-cell" style:parent-style-name="Default">
      <style:table-cell-properties fo:border="none"/>
    </style:style>
    <style:style style:name="ce38" style:family="table-cell" style:parent-style-name="Default">
      <style:table-cell-properties fo:background-color="#ff3333" fo:border="none"/>
    </style:style>
    <style:style style:name="ce17" style:family="table-cell" style:parent-style-name="Default">
      <style:table-cell-properties style:text-align-source="fix" style:repeat-content="false"/>
      <style:paragraph-properties fo:text-align="start" fo:margin-left="0in"/>
    </style:style>
    <style:style style:name="ce18" style:family="table-cell" style:parent-style-name="Default" style:data-style-name="N37">
      <style:table-cell-properties style:text-align-source="fix" style:repeat-content="false"/>
      <style:paragraph-properties fo:text-align="start" fo:margin-left="0in"/>
    </style:style>
    <style:style style:name="ce16"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wrap-option="wrap" fo:border-left="0.0008in solid #000000" fo:border-right="0.0008in solid #000000" fo:border-top="none"/>
      <style:paragraph-properties fo:text-align="center" fo:margin-left="0in"/>
    </style:style>
    <style:style style:name="ce20" style:family="table-cell" style:parent-style-name="Default">
      <style:table-cell-properties fo:border-bottom="none" fo:border-left="0.0008in solid #000000" fo:border-right="none" fo:border-top="none"/>
    </style:style>
    <style:style style:name="ce21" style:family="table-cell" style:parent-style-name="Default">
      <style:table-cell-properties fo:wrap-option="wrap"/>
    </style:style>
    <style:style style:name="ce22" style:family="table-cell" style:parent-style-name="Default">
      <style:table-cell-properties fo:border-bottom="none" fo:border-left="none" fo:border-right="0.0008in solid #000000" fo:border-top="none"/>
    </style:style>
    <style:style style:name="ce23" style:family="table-cell" style:parent-style-name="Default">
      <style:table-cell-properties fo:border-bottom="none" fo:wrap-option="wrap" fo:border-left="none" fo:border-right="0.0008in solid #000000" fo:border-top="none"/>
    </style:style>
    <style:style style:name="ce24"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 style:family="table-cell" style:parent-style-name="Default">
      <style:table-cell-properties fo:background-color="#999999"/>
    </style:style>
    <style:style style:name="ce26" style:family="table-cell" style:parent-style-name="Default">
      <style:table-cell-properties fo:border-bottom="none" style:text-align-source="fix" style:repeat-content="false" fo:wrap-option="wrap" fo:border-left="0.0008in solid #000000" fo:border-right="none" fo:border-top="none"/>
      <style:paragraph-properties fo:text-align="center" fo:margin-left="0in"/>
    </style:style>
    <style:style style:name="ce28" style:family="table-cell" style:parent-style-name="Default">
      <style:table-cell-properties fo:border-bottom="none" fo:background-color="#999999" fo:border-left="0.0008in solid #000000" fo:border-right="none" fo:border-top="none"/>
    </style:style>
    <style:style style:name="ce29" style:family="table-cell" style:parent-style-name="Default">
      <style:table-cell-properties fo:border-bottom="none" fo:background-color="transparent" fo:border-left="0.0008in solid #000000" fo:border-right="none" fo:border-top="none"/>
    </style:style>
    <style:style style:name="ce31" style:family="table-cell" style:parent-style-name="Default">
      <style:table-cell-properties style:text-align-source="fix" style:repeat-content="false"/>
      <style:paragraph-properties fo:text-align="center" fo:margin-left="0in"/>
    </style:style>
    <style:style style:name="ce32" style:family="table-cell" style:parent-style-name="Default">
      <style:table-cell-properties style:text-align-source="fix" style:repeat-content="false" fo:wrap-option="wrap"/>
      <style:paragraph-properties fo:text-align="center" fo:margin-left="0in"/>
    </style:style>
    <style:style style:name="ce33" style:family="table-cell" style:parent-style-name="Default">
      <style:table-cell-properties fo:border-bottom="none" fo:background-color="#999999" fo:border-left="none" fo:border-right="0.0008in solid #000000" fo:border-top="none"/>
    </style:style>
    <style:style style:name="ce34" style:family="table-cell" style:parent-style-name="Default">
      <style:table-cell-properties fo:border-bottom="none" fo:background-color="transparent" fo:border-left="none" fo:border-right="0.0008in solid #000000" fo:border-top="none"/>
    </style:style>
    <style:style style:name="ce35" style:family="table-cell" style:parent-style-name="Default">
      <style:table-cell-properties fo:background-color="#ff3333" style:text-align-source="fix" style:repeat-content="false"/>
      <style:paragraph-properties fo:text-align="start" fo:margin-left="0in"/>
    </style:style>
    <style:style style:name="ce36" style:family="table-cell" style:parent-style-name="Default">
      <style:table-cell-properties style:text-align-source="fix" style:repeat-content="false" fo:background-color="transparent"/>
      <style:paragraph-properties fo:text-align="start" fo:margin-left="0in"/>
    </style:style>
    <style:style style:name="ce39" style:family="table-cell" style:parent-style-name="Default" style:data-style-name="N37">
      <style:table-cell-properties style:text-align-source="fix" style:repeat-content="false" fo:background-color="transparent"/>
      <style:paragraph-properties fo:text-align="start" fo:margin-left="0in"/>
    </style:style>
    <style:style style:name="ce40"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41" style:family="table-cell" style:parent-style-name="Default">
      <style:table-cell-properties fo:border-bottom="none" style:text-align-source="fix" style:repeat-content="false" fo:wrap-option="wrap" fo:border-left="none" fo:border-right="0.0008in solid #000000" fo:border-top="none"/>
      <style:paragraph-properties fo:text-align="center" fo:margin-left="0in"/>
    </style:style>
    <style:style style:name="ce42" style:family="table-cell" style:parent-style-name="Default">
      <style:table-cell-properties fo:border-bottom="none" fo:background-color="#ff3333" fo:border-left="none" fo:border-right="0.0008in solid #000000" fo:border-top="none"/>
    </style:style>
  </office:automatic-styles>
  <office:body>
    <office:spreadsheet>
      <table:table table:name="Testing 2 pla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number-columns-repeated="2" table:default-cell-style-name="Default"/>
        <table:table-column table:style-name="co8" table:default-cell-style-name="Default"/>
        <table:table-column table:style-name="co5" table:default-cell-style-name="Default"/>
        <table:table-column table:style-name="co9" table:default-cell-style-name="Default"/>
        <table:table-column table:style-name="co5" table:default-cell-style-name="Default"/>
        <table:table-column table:style-name="co4" table:default-cell-style-name="Default"/>
        <table:table-column table:style-name="co10" table:default-cell-style-name="Default"/>
        <table:table-row table:style-name="ro1">
          <table:table-cell table:number-columns-repeated="15"/>
        </table:table-row>
        <table:table-row table:style-name="ro2">
          <table:table-cell office:value-type="string">
            <text:p>test</text:p>
          </table:table-cell>
          <table:table-cell office:value-type="string">
            <text:p>function(s) name</text:p>
          </table:table-cell>
          <table:table-cell office:value-type="string">
            <text:p>function description</text:p>
          </table:table-cell>
          <table:table-cell office:value-type="string">
            <text:p>usage</text:p>
          </table:table-cell>
          <table:table-cell/>
          <table:table-cell office:value-type="string">
            <text:p>example file</text:p>
          </table:table-cell>
          <table:table-cell office:value-type="string">
            <text:p>supported metadata types</text:p>
          </table:table-cell>
          <table:table-cell office:value-type="string">
            <text:p>datatypes</text:p>
          </table:table-cell>
          <table:table-cell table:number-columns-repeated="7"/>
        </table:table-row>
        <table:table-row table:style-name="ro2">
          <table:table-cell table:number-columns-repeated="5"/>
          <table:table-cell office:value-type="string">
            <text:p>file.ext</text:p>
          </table:table-cell>
          <table:table-cell office:value-type="string">
            <text:p>Title</text:p>
          </table:table-cell>
          <table:table-cell office:value-type="string">
            <text:p>string</text:p>
          </table:table-cell>
          <table:table-cell table:number-columns-repeated="7"/>
        </table:table-row>
        <table:table-row table:style-name="ro2">
          <table:table-cell table:style-name="ce1" office:value-type="string">
            <text:p>control test</text:p>
          </table:table-cell>
          <table:table-cell table:style-name="ce4" office:value-type="string">
            <text:p>allMeta</text:p>
          </table:table-cell>
          <table:table-cell table:style-name="ce4" office:value-type="string">
            <text:p>print all keys and associated values</text:p>
          </table:table-cell>
          <table:table-cell table:style-name="ce7" office:value-type="string">
            <text:p>allMeta file.ext</text:p>
          </table:table-cell>
          <table:table-cell/>
          <table:table-cell office:value-type="string">
            <text:p>file.ext</text:p>
          </table:table-cell>
          <table:table-cell office:value-type="string">
            <text:p>Artist</text:p>
          </table:table-cell>
          <table:table-cell office:value-type="string">
            <text:p>list&lt;string&gt;</text:p>
          </table:table-cell>
          <table:table-cell table:number-columns-repeated="7"/>
        </table:table-row>
        <table:table-row table:style-name="ro2">
          <table:table-cell table:style-name="ce2" office:value-type="string">
            <text:p>init keys test</text:p>
          </table:table-cell>
          <table:table-cell table:style-name="ce5" office:value-type="string">
            <text:p>newKeys</text:p>
          </table:table-cell>
          <table:table-cell table:style-name="ce5" office:value-type="string">
            <text:p>prints keys that only the second file has</text:p>
          </table:table-cell>
          <table:table-cell table:style-name="ce8" office:value-type="string">
            <text:p>newKeys file1 file2</text:p>
          </table:table-cell>
          <table:table-cell/>
          <table:table-cell office:value-type="string">
            <text:p>file.ext</text:p>
          </table:table-cell>
          <table:table-cell office:value-type="string">
            <text:p>Tags</text:p>
          </table:table-cell>
          <table:table-cell office:value-type="string">
            <text:p>list&lt;string&gt;</text:p>
          </table:table-cell>
          <table:table-cell table:number-columns-repeated="7"/>
        </table:table-row>
        <table:table-row table:style-name="ro3">
          <table:table-cell table:style-name="ce3" office:value-type="string">
            <text:p>init format test </text:p>
          </table:table-cell>
          <table:table-cell table:style-name="ce6" office:value-type="string">
            <text:p>freshVals</text:p>
            <text:p>bruteParse</text:p>
          </table:table-cell>
          <table:table-cell table:style-name="ce6" office:value-type="string">
            <text:p>prints the values of file2 that are in file's new keys</text:p>
            <text:p>prints value in file2 using all potential parsing methods</text:p>
          </table:table-cell>
          <table:table-cell table:style-name="ce9" office:value-type="string">
            <text:p>freshVals file1 file2</text:p>
            <text:p>bruteParse file1 file2 datatype</text:p>
          </table:table-cell>
          <table:table-cell/>
          <table:table-cell office:value-type="string">
            <text:p>file.ext</text:p>
          </table:table-cell>
          <table:table-cell office:value-type="string">
            <text:p>Description</text:p>
          </table:table-cell>
          <table:table-cell office:value-type="string">
            <text:p>string</text:p>
          </table:table-cell>
          <table:table-cell table:number-columns-repeated="7"/>
        </table:table-row>
        <table:table-row table:style-name="ro2">
          <table:table-cell table:style-name="ce1" office:value-type="string">
            <text:p>modify test</text:p>
          </table:table-cell>
          <table:table-cell table:style-name="ce4" office:value-type="string">
            <text:p>complAllVals</text:p>
          </table:table-cell>
          <table:table-cell table:style-name="ce4" office:value-type="string">
            <text:p>Prints each key/value pair that differs between the two files</text:p>
          </table:table-cell>
          <table:table-cell table:style-name="ce7" office:value-type="string">
            <text:p>compAllVals file1 file2</text:p>
          </table:table-cell>
          <table:table-cell/>
          <table:table-cell office:value-type="string">
            <text:p>file.ext</text:p>
          </table:table-cell>
          <table:table-cell office:value-type="string">
            <text:p>Rating</text:p>
          </table:table-cell>
          <table:table-cell office:value-type="string">
            <text:p>int</text:p>
          </table:table-cell>
          <table:table-cell table:number-columns-repeated="7"/>
        </table:table-row>
        <table:table-row table:style-name="ro3">
          <table:table-cell table:style-name="ce1" office:value-type="string">
            <text:p>remove/wipe test</text:p>
          </table:table-cell>
          <table:table-cell table:style-name="ce4" office:value-type="string">
            <text:p>missingKeys</text:p>
            <text:p>complAllVals</text:p>
          </table:table-cell>
          <table:table-cell table:style-name="ce4" office:value-type="string">
            <text:p>prints keys that are in file1, but not in file2</text:p>
            <text:p>Prints each key/value pair that differs between the two files</text:p>
          </table:table-cell>
          <table:table-cell table:style-name="ce7" office:value-type="string">
            <text:p>missingKeys file1 file2</text:p>
            <text:p>compAllVals file1 file2</text:p>
          </table:table-cell>
          <table:table-cell/>
          <table:table-cell office:value-type="string">
            <text:p>file.ext</text:p>
          </table:table-cell>
          <table:table-cell office:value-type="string">
            <text:p>DataCreated</text:p>
          </table:table-cell>
          <table:table-cell office:value-type="string">
            <text:p>datetime</text:p>
          </table:table-cell>
          <table:table-cell table:number-columns-repeated="7"/>
        </table:table-row>
        <table:table-row table:style-name="ro2">
          <table:table-cell table:style-name="ce2" office:value-type="string">
            <text:p>wipe key test</text:p>
          </table:table-cell>
          <table:table-cell table:style-name="ce5" office:value-type="string">
            <text:p>missingKeys</text:p>
          </table:table-cell>
          <table:table-cell table:style-name="ce5" office:value-type="string">
            <text:p>prints keys that are in file1, but not in file2</text:p>
          </table:table-cell>
          <table:table-cell table:style-name="ce8" office:value-type="string">
            <text:p>missingKeys file1 file2</text:p>
          </table:table-cell>
          <table:table-cell table:number-columns-repeated="11"/>
        </table:table-row>
        <table:table-row table:style-name="ro4">
          <table:table-cell table:style-name="ce3" office:value-type="string">
            <text:p>wipe value test</text:p>
          </table:table-cell>
          <table:table-cell table:style-name="ce6" office:value-type="string">
            <text:p>missingKeys</text:p>
            <text:p>niaveFetch</text:p>
            <text:p>refreshCheck</text:p>
          </table:table-cell>
          <table:table-cell table:style-name="ce6" office:value-type="string">
            <text:p/>
            <text:p>tries to print a value from a missing key as if it still exists</text:p>
            <text:p>adds single-char/blank value then prints it</text:p>
          </table:table-cell>
          <table:table-cell table:style-name="ce9" office:value-type="string">
            <text:p/>
            <text:p>niaveFetch file1 file2 key#</text:p>
            <text:p>refreshCheck file1 file2 key#</text:p>
          </table:table-cell>
          <table:table-cell table:number-columns-repeated="11"/>
        </table:table-row>
        <table:table-row table:style-name="ro1">
          <table:table-cell table:number-columns-repeated="8"/>
          <table:table-cell office:value-type="string">
            <text:p>event #</text:p>
          </table:table-cell>
          <table:table-cell office:value-type="string">
            <text:p>event</text:p>
          </table:table-cell>
          <table:table-cell office:value-type="string">
            <text:p>filename</text:p>
          </table:table-cell>
          <table:table-cell office:value-type="string">
            <text:p>event type</text:p>
          </table:table-cell>
          <table:table-cell office:value-type="string">
            <text:p>test #</text:p>
          </table:table-cell>
          <table:table-cell office:value-type="string">
            <text:p>operation</text:p>
          </table:table-cell>
          <table:table-cell/>
        </table:table-row>
        <table:table-row table:style-name="ro2">
          <table:table-cell table:number-columns-repeated="8"/>
          <table:table-cell office:value-type="float" office:value="1">
            <text:p>1</text:p>
          </table:table-cell>
          <table:table-cell office:value-type="string">
            <text:p>download fresh file with no metadata</text:p>
          </table:table-cell>
          <table:table-cell office:value-type="string">
            <text:p>file.ext</text:p>
          </table:table-cell>
          <table:table-cell office:value-type="string">
            <text:p>windows</text:p>
          </table:table-cell>
          <table:table-cell office:value-type="float" office:value="1">
            <text:p>1</text:p>
          </table:table-cell>
          <table:table-cell office:value-type="string">
            <text:p>windows download</text:p>
          </table:table-cell>
          <table:table-cell/>
        </table:table-row>
        <table:table-row table:style-name="ro2">
          <table:table-cell table:number-columns-repeated="8"/>
          <table:table-cell office:value-type="float" office:value="2">
            <text:p>2</text:p>
          </table:table-cell>
          <table:table-cell office:value-type="string">
            <text:p>run control test</text:p>
          </table:table-cell>
          <table:table-cell office:value-type="string">
            <text:p>file.ext</text:p>
          </table:table-cell>
          <table:table-cell office:value-type="string">
            <text:p>linux python</text:p>
          </table:table-cell>
          <table:table-cell office:value-type="float" office:value="1">
            <text:p>1</text:p>
          </table:table-cell>
          <table:table-cell office:value-type="string">
            <text:p>allMeta file.ext</text:p>
          </table:table-cell>
          <table:table-cell/>
        </table:table-row>
        <table:table-row table:style-name="ro2">
          <table:table-cell table:number-columns-repeated="8"/>
          <table:table-cell office:value-type="float" office:value="3">
            <text:p>3</text:p>
          </table:table-cell>
          <table:table-cell office:value-type="string">
            <text:p>record control test results</text:p>
          </table:table-cell>
          <table:table-cell office:value-type="string">
            <text:p>file.ext</text:p>
          </table:table-cell>
          <table:table-cell office:value-type="string">
            <text:p>spreadsheet</text:p>
          </table:table-cell>
          <table:table-cell office:value-type="float" office:value="1">
            <text:p>1</text:p>
          </table:table-cell>
          <table:table-cell table:number-columns-repeated="2"/>
        </table:table-row>
        <table:table-row table:style-name="ro2">
          <table:table-cell table:number-columns-repeated="8"/>
          <table:table-cell office:value-type="float" office:value="4">
            <text:p>4</text:p>
          </table:table-cell>
          <table:table-cell office:value-type="string">
            <text:p>copy paste file.ext to file1.ext</text:p>
          </table:table-cell>
          <table:table-cell office:value-type="string">
            <text:p>file1.ext</text:p>
          </table:table-cell>
          <table:table-cell office:value-type="string">
            <text:p>windows</text:p>
          </table:table-cell>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
            <text:p>5</text:p>
          </table:table-cell>
          <table:table-cell office:value-type="string">
            <text:p>add Title metadata to file1.ext</text:p>
          </table:table-cell>
          <table:table-cell office:value-type="string">
            <text:p>file1.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6">
            <text:p>6</text:p>
          </table:table-cell>
          <table:table-cell office:value-type="string">
            <text:p>run newKey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newKeys file1 file2</text:p>
          </table:table-cell>
          <table:table-cell/>
        </table:table-row>
        <table:table-row table:style-name="ro2">
          <table:table-cell table:number-columns-repeated="8"/>
          <table:table-cell office:value-type="float" office:value="7">
            <text:p>7</text:p>
          </table:table-cell>
          <table:table-cell office:value-type="string">
            <text:p>record init keys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8">
            <text:p>8</text:p>
          </table:table-cell>
          <table:table-cell office:value-type="string">
            <text:p>run freshVals file.ext file1.ext</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freshVals file1 file2</text:p>
          </table:table-cell>
          <table:table-cell/>
        </table:table-row>
        <table:table-row table:style-name="ro2">
          <table:table-cell table:number-columns-repeated="8"/>
          <table:table-cell office:value-type="float" office:value="9">
            <text:p>9</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0">
            <text:p>10</text:p>
          </table:table-cell>
          <table:table-cell office:value-type="string">
            <text:p>run bruteParse file.ext file1.ext string</text:p>
          </table:table-cell>
          <table:table-cell office:value-type="string">
            <text:p>file1.ext</text:p>
          </table:table-cell>
          <table:table-cell office:value-type="string">
            <text:p>linux python</text:p>
          </table:table-cell>
          <table:table-cell office:value-type="float" office:value="2">
            <text:p>2</text:p>
          </table:table-cell>
          <table:table-cell office:value-type="string">
            <text:p>bruteParse file1 file2 datatype</text:p>
          </table:table-cell>
          <table:table-cell/>
        </table:table-row>
        <table:table-row table:style-name="ro2">
          <table:table-cell table:number-columns-repeated="8"/>
          <table:table-cell office:value-type="float" office:value="11">
            <text:p>11</text:p>
          </table:table-cell>
          <table:table-cell office:value-type="string">
            <text:p>record init format test results</text:p>
          </table:table-cell>
          <table:table-cell office:value-type="string">
            <text:p>file1.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2">
            <text:p>12</text:p>
          </table:table-cell>
          <table:table-cell office:value-type="string">
            <text:p>copy paste file.ext to file2.ext</text:p>
          </table:table-cell>
          <table:table-cell office:value-type="string">
            <text:p>file2.ext</text:p>
          </table:table-cell>
          <table:table-cell office:value-type="string">
            <text:p>windows</text:p>
          </table:table-cell>
          <table:table-cell/>
          <table:table-cell office:value-type="string">
            <text:p>windows copy</text:p>
          </table:table-cell>
          <table:table-cell/>
        </table:table-row>
        <table:table-row table:style-name="ro1">
          <table:table-cell table:number-columns-repeated="8"/>
          <table:table-cell office:value-type="float" office:value="13">
            <text:p>13</text:p>
          </table:table-cell>
          <table:table-cell office:value-type="string">
            <text:p>add Artist metadata to file2.ext</text:p>
          </table:table-cell>
          <table:table-cell office:value-type="string">
            <text:p>file2.ext</text:p>
          </table:table-cell>
          <table:table-cell office:value-type="string">
            <text:p>windows</text:p>
          </table:table-cell>
          <table:table-cell office:value-type="float" office:value="2">
            <text:p>2</text:p>
          </table:table-cell>
          <table:table-cell office:value-type="string">
            <text:p>windows edit</text:p>
          </table:table-cell>
          <table:table-cell/>
        </table:table-row>
        <table:table-row table:style-name="ro2">
          <table:table-cell table:number-columns-repeated="8"/>
          <table:table-cell office:value-type="float" office:value="14">
            <text:p>14</text:p>
          </table:table-cell>
          <table:table-cell office:value-type="string">
            <text:p>run newKey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newKeys file2 file2</text:p>
          </table:table-cell>
          <table:table-cell/>
        </table:table-row>
        <table:table-row table:style-name="ro2">
          <table:table-cell table:number-columns-repeated="8"/>
          <table:table-cell office:value-type="float" office:value="15">
            <text:p>15</text:p>
          </table:table-cell>
          <table:table-cell office:value-type="string">
            <text:p>record init keys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6">
            <text:p>16</text:p>
          </table:table-cell>
          <table:table-cell office:value-type="string">
            <text:p>run freshVals file.ext file2.ex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freshVals file2 file2</text:p>
          </table:table-cell>
          <table:table-cell/>
        </table:table-row>
        <table:table-row table:style-name="ro2">
          <table:table-cell table:number-columns-repeated="8"/>
          <table:table-cell office:value-type="float" office:value="17">
            <text:p>17</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2">
          <table:table-cell table:number-columns-repeated="8"/>
          <table:table-cell office:value-type="float" office:value="18">
            <text:p>18</text:p>
          </table:table-cell>
          <table:table-cell office:value-type="string">
            <text:p>run bruteParse file.ext file2.ext list&lt;string&gt;</text:p>
          </table:table-cell>
          <table:table-cell office:value-type="string">
            <text:p>file2.ext</text:p>
          </table:table-cell>
          <table:table-cell office:value-type="string">
            <text:p>linux python</text:p>
          </table:table-cell>
          <table:table-cell office:value-type="float" office:value="2">
            <text:p>2</text:p>
          </table:table-cell>
          <table:table-cell office:value-type="string">
            <text:p>bruteParse file2 file2 datatype</text:p>
          </table:table-cell>
          <table:table-cell/>
        </table:table-row>
        <table:table-row table:style-name="ro2">
          <table:table-cell table:number-columns-repeated="8"/>
          <table:table-cell office:value-type="float" office:value="19">
            <text:p>19</text:p>
          </table:table-cell>
          <table:table-cell office:value-type="string">
            <text:p>record init format test results</text:p>
          </table:table-cell>
          <table:table-cell office:value-type="string">
            <text:p>file2.ext</text:p>
          </table:table-cell>
          <table:table-cell office:value-type="string">
            <text:p>spreadsheet</text:p>
          </table:table-cell>
          <table:table-cell office:value-type="float" office:value="2">
            <text:p>2</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2">
            <text:p>2</text:p>
          </table:table-cell>
          <table:table-cell table:number-columns-repeated="2"/>
        </table:table-row>
        <table:table-row table:style-name="ro1">
          <table:table-cell table:number-columns-repeated="8"/>
          <table:table-cell office:value-type="float" office:value="20">
            <text:p>20</text:p>
          </table:table-cell>
          <table:table-cell office:value-type="string">
            <text:p>copy paste file1.ext to file1m.ext</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1">
            <text:p>21</text:p>
          </table:table-cell>
          <table:table-cell office:value-type="string">
            <text:p>change title metadata's value</text:p>
          </table:table-cell>
          <table:table-cell office:value-type="string">
            <text:p>file1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2">
            <text:p>22</text:p>
          </table:table-cell>
          <table:table-cell office:value-type="string">
            <text:p>compAllVals file1.ext file1m.ext</text:p>
          </table:table-cell>
          <table:table-cell office:value-type="string">
            <text:p>file1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3">
            <text:p>23</text:p>
          </table:table-cell>
          <table:table-cell office:value-type="string">
            <text:p>record modify test results</text:p>
          </table:table-cell>
          <table:table-cell office:value-type="string">
            <text:p>file1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8"/>
          <table:table-cell office:value-type="float" office:value="24">
            <text:p>24</text:p>
          </table:table-cell>
          <table:table-cell office:value-type="string">
            <text:p>copy paste file2.ext to file2m.ext</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copy</text:p>
          </table:table-cell>
          <table:table-cell office:value-type="string">
            <text:p>Note: ensure copies have the same metadata</text:p>
          </table:table-cell>
        </table:table-row>
        <table:table-row table:style-name="ro2">
          <table:table-cell table:number-columns-repeated="8"/>
          <table:table-cell office:value-type="float" office:value="25">
            <text:p>25</text:p>
          </table:table-cell>
          <table:table-cell office:value-type="string">
            <text:p>change artist metadata's value</text:p>
          </table:table-cell>
          <table:table-cell office:value-type="string">
            <text:p>file2m.ext</text:p>
          </table:table-cell>
          <table:table-cell office:value-type="string">
            <text:p>windows</text:p>
          </table:table-cell>
          <table:table-cell office:value-type="float" office:value="3">
            <text:p>3</text:p>
          </table:table-cell>
          <table:table-cell office:value-type="string">
            <text:p>windows edit</text:p>
          </table:table-cell>
          <table:table-cell/>
        </table:table-row>
        <table:table-row table:style-name="ro2">
          <table:table-cell table:number-columns-repeated="8"/>
          <table:table-cell office:value-type="float" office:value="26">
            <text:p>26</text:p>
          </table:table-cell>
          <table:table-cell office:value-type="string">
            <text:p>compAllVals file2.ext file2m.ext</text:p>
          </table:table-cell>
          <table:table-cell office:value-type="string">
            <text:p>file2m.ext</text:p>
          </table:table-cell>
          <table:table-cell office:value-type="string">
            <text:p>linux python</text:p>
          </table:table-cell>
          <table:table-cell office:value-type="float" office:value="3">
            <text:p>3</text:p>
          </table:table-cell>
          <table:table-cell office:value-type="string">
            <text:p>compAllVals file1 file2</text:p>
          </table:table-cell>
          <table:table-cell/>
        </table:table-row>
        <table:table-row table:style-name="ro1">
          <table:table-cell table:number-columns-repeated="8"/>
          <table:table-cell office:value-type="float" office:value="27">
            <text:p>27</text:p>
          </table:table-cell>
          <table:table-cell office:value-type="string">
            <text:p>record modify test results</text:p>
          </table:table-cell>
          <table:table-cell office:value-type="string">
            <text:p>file2m.ext</text:p>
          </table:table-cell>
          <table:table-cell office:value-type="string">
            <text:p>spreadsheet</text:p>
          </table:table-cell>
          <table:table-cell office:value-type="float" office:value="3">
            <text:p>3</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float" office:value="3">
            <text:p>3</text:p>
          </table:table-cell>
          <table:table-cell table:number-columns-repeated="2"/>
        </table:table-row>
        <table:table-row table:style-name="ro1">
          <table:table-cell table:number-columns-repeated="8"/>
          <table:table-cell office:value-type="float" office:value="28">
            <text:p>28</text:p>
          </table:table-cell>
          <table:table-cell office:value-type="string">
            <text:p>copy paste file1m.ext to file1r.ext</text:p>
          </table:table-cell>
          <table:table-cell office:value-type="string">
            <text:p>file1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29">
            <text:p>29</text:p>
          </table:table-cell>
          <table:table-cell office:value-type="string">
            <text:p>change title's metadata value to ""</text:p>
          </table:table-cell>
          <table:table-cell office:value-type="string">
            <text:p>file1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0">
            <text:p>30</text:p>
          </table:table-cell>
          <table:table-cell office:value-type="string">
            <text:p>missingKeys file1m.ext file1r.ext</text:p>
          </table:table-cell>
          <table:table-cell office:value-type="string">
            <text:p>file1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1">
            <text:p>31</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2">
            <text:p>32</text:p>
          </table:table-cell>
          <table:table-cell office:value-type="string">
            <text:p>compAllVals file1m.ext file1r.ext</text:p>
          </table:table-cell>
          <table:table-cell office:value-type="string">
            <text:p>file1.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3">
            <text:p>33</text:p>
          </table:table-cell>
          <table:table-cell office:value-type="string">
            <text:p>record remove/wipe test result</text:p>
          </table:table-cell>
          <table:table-cell office:value-type="string">
            <text:p>file1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8"/>
          <table:table-cell office:value-type="float" office:value="34">
            <text:p>34</text:p>
          </table:table-cell>
          <table:table-cell office:value-type="string">
            <text:p>copy paste file2m.ext to file2r.ext</text:p>
          </table:table-cell>
          <table:table-cell office:value-type="string">
            <text:p>file2r.ext</text:p>
          </table:table-cell>
          <table:table-cell office:value-type="string">
            <text:p>windows</text:p>
          </table:table-cell>
          <table:table-cell office:value-type="string">
            <text:p>4a</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35">
            <text:p>35</text:p>
          </table:table-cell>
          <table:table-cell office:value-type="string">
            <text:p>change title's metadata value to ""</text:p>
          </table:table-cell>
          <table:table-cell office:value-type="string">
            <text:p>file2r.ext</text:p>
          </table:table-cell>
          <table:table-cell office:value-type="string">
            <text:p>windows</text:p>
          </table:table-cell>
          <table:table-cell office:value-type="string">
            <text:p>4a</text:p>
          </table:table-cell>
          <table:table-cell office:value-type="string">
            <text:p>windows edit</text:p>
          </table:table-cell>
          <table:table-cell/>
        </table:table-row>
        <table:table-row table:style-name="ro2">
          <table:table-cell table:number-columns-repeated="8"/>
          <table:table-cell office:value-type="float" office:value="36">
            <text:p>36</text:p>
          </table:table-cell>
          <table:table-cell office:value-type="string">
            <text:p>missingKeys file2m.ext file2r.ext</text:p>
          </table:table-cell>
          <table:table-cell office:value-type="string">
            <text:p>file2r.ext</text:p>
          </table:table-cell>
          <table:table-cell office:value-type="string">
            <text:p>linux python</text:p>
          </table:table-cell>
          <table:table-cell office:value-type="string">
            <text:p>4a</text:p>
          </table:table-cell>
          <table:table-cell office:value-type="string">
            <text:p>missingKeys file1 file2</text:p>
          </table:table-cell>
          <table:table-cell/>
        </table:table-row>
        <table:table-row table:style-name="ro1">
          <table:table-cell table:number-columns-repeated="8"/>
          <table:table-cell office:value-type="float" office:value="37">
            <text:p>37</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2">
          <table:table-cell table:number-columns-repeated="8"/>
          <table:table-cell office:value-type="float" office:value="38">
            <text:p>38</text:p>
          </table:table-cell>
          <table:table-cell office:value-type="string">
            <text:p>compAllVals file2m.ext file2r.ext</text:p>
          </table:table-cell>
          <table:table-cell office:value-type="string">
            <text:p>file2.ext</text:p>
          </table:table-cell>
          <table:table-cell office:value-type="string">
            <text:p>linux python</text:p>
          </table:table-cell>
          <table:table-cell office:value-type="string">
            <text:p>4a</text:p>
          </table:table-cell>
          <table:table-cell office:value-type="string">
            <text:p>compAllVals file1 file2</text:p>
          </table:table-cell>
          <table:table-cell/>
        </table:table-row>
        <table:table-row table:style-name="ro1">
          <table:table-cell table:number-columns-repeated="8"/>
          <table:table-cell office:value-type="float" office:value="39">
            <text:p>39</text:p>
          </table:table-cell>
          <table:table-cell office:value-type="string">
            <text:p>record remove/wipe test result</text:p>
          </table:table-cell>
          <table:table-cell office:value-type="string">
            <text:p>file2r.ext</text:p>
          </table:table-cell>
          <table:table-cell office:value-type="string">
            <text:p>spreadsheet</text:p>
          </table:table-cell>
          <table:table-cell office:value-type="string">
            <text:p>4a</text:p>
          </table:table-cell>
          <table:table-cell table:number-columns-repeated="2"/>
        </table:table-row>
        <table:table-row table:style-name="ro1">
          <table:table-cell table:number-columns-repeated="9"/>
          <table:table-cell office:value-type="string">
            <text:p>etc for all metadata types</text:p>
          </table:table-cell>
          <table:table-cell table:number-columns-repeated="2"/>
          <table:table-cell office:value-type="string">
            <text:p>4a</text:p>
          </table:table-cell>
          <table:table-cell table:number-columns-repeated="2"/>
        </table:table-row>
        <table:table-row table:style-name="ro1">
          <table:table-cell table:number-columns-repeated="8"/>
          <table:table-cell office:value-type="float" office:value="40">
            <text:p>4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41">
            <text:p>41</text:p>
          </table:table-cell>
          <table:table-cell office:value-type="string">
            <text:p>remove title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42">
            <text:p>4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43">
            <text:p>4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4">
            <text:p>4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5">
            <text:p>4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6">
            <text:p>4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47">
            <text:p>47</text:p>
          </table:table-cell>
          <table:table-cell office:value-type="string">
            <text:p>niaveFetch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48">
            <text:p>48</text:p>
          </table:table-cell>
          <table:table-cell office:value-type="string">
            <text:p>refreshCheck file1m.ext file1w.ext 2</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49">
            <text:p>49</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0">
            <text:p>50</text:p>
          </table:table-cell>
          <table:table-cell office:value-type="string">
            <text:p>copy paste file1m.ext to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1">
            <text:p>51</text:p>
          </table:table-cell>
          <table:table-cell office:value-type="string">
            <text:p>remove artist metadata from file1w.ext</text:p>
          </table:table-cell>
          <table:table-cell office:value-type="string">
            <text:p>file1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2">
            <text:p>52</text:p>
          </table:table-cell>
          <table:table-cell office:value-type="string">
            <text:p>missingKeys file1m.ext file1w.ext</text:p>
          </table:table-cell>
          <table:table-cell office:value-type="string">
            <text:p>file1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3">
            <text:p>53</text:p>
          </table:table-cell>
          <table:table-cell office:value-type="string">
            <text:p>record wipe key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54">
            <text:p>54</text:p>
          </table:table-cell>
          <table:table-cell office:value-type="string">
            <text:p>niaveFetch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55">
            <text:p>55</text:p>
          </table:table-cell>
          <table:table-cell office:value-type="string">
            <text:p>refreshCheck file1m.ext file1w.ext 1</text:p>
          </table:table-cell>
          <table:table-cell office:value-type="string">
            <text:p>file1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56">
            <text:p>56</text:p>
          </table:table-cell>
          <table:table-cell office:value-type="string">
            <text:p>record wipe value test results</text:p>
          </table:table-cell>
          <table:table-cell office:value-type="string">
            <text:p>file1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row table:style-name="ro1">
          <table:table-cell table:number-columns-repeated="8"/>
          <table:table-cell office:value-type="float" office:value="56">
            <text:p>56</text:p>
          </table:table-cell>
          <table:table-cell office:value-type="string">
            <text:p>copy paste file2m.ext to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copy</text:p>
          </table:table-cell>
          <table:table-cell office:value-type="string">
            <text:p>Note: ensure copies have the same metadata</text:p>
          </table:table-cell>
        </table:table-row>
        <table:table-row table:style-name="ro1">
          <table:table-cell table:number-columns-repeated="8"/>
          <table:table-cell office:value-type="float" office:value="57">
            <text:p>57</text:p>
          </table:table-cell>
          <table:table-cell office:value-type="string">
            <text:p>remove artist metadata from file2w.ext</text:p>
          </table:table-cell>
          <table:table-cell office:value-type="string">
            <text:p>file2w.ext</text:p>
          </table:table-cell>
          <table:table-cell office:value-type="string">
            <text:p>windows</text:p>
          </table:table-cell>
          <table:table-cell office:value-type="string">
            <text:p>4b</text:p>
          </table:table-cell>
          <table:table-cell office:value-type="string">
            <text:p>windows edit</text:p>
          </table:table-cell>
          <table:table-cell/>
        </table:table-row>
        <table:table-row table:style-name="ro2">
          <table:table-cell table:number-columns-repeated="8"/>
          <table:table-cell office:value-type="float" office:value="58">
            <text:p>58</text:p>
          </table:table-cell>
          <table:table-cell office:value-type="string">
            <text:p>missingKeys file2m.ext file2w.ext</text:p>
          </table:table-cell>
          <table:table-cell office:value-type="string">
            <text:p>file2w.ext</text:p>
          </table:table-cell>
          <table:table-cell office:value-type="string">
            <text:p>linux python</text:p>
          </table:table-cell>
          <table:table-cell office:value-type="string">
            <text:p>4b</text:p>
          </table:table-cell>
          <table:table-cell office:value-type="string">
            <text:p>missingKeys file1 file2</text:p>
          </table:table-cell>
          <table:table-cell/>
        </table:table-row>
        <table:table-row table:style-name="ro1">
          <table:table-cell table:number-columns-repeated="8"/>
          <table:table-cell office:value-type="float" office:value="59">
            <text:p>59</text:p>
          </table:table-cell>
          <table:table-cell office:value-type="string">
            <text:p>record wipe key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2">
          <table:table-cell table:number-columns-repeated="8"/>
          <table:table-cell office:value-type="float" office:value="60">
            <text:p>60</text:p>
          </table:table-cell>
          <table:table-cell office:value-type="string">
            <text:p>niaveFetch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niaveFetch file1 file2 key#</text:p>
          </table:table-cell>
          <table:table-cell/>
        </table:table-row>
        <table:table-row table:style-name="ro2">
          <table:table-cell table:number-columns-repeated="8"/>
          <table:table-cell office:value-type="float" office:value="61">
            <text:p>61</text:p>
          </table:table-cell>
          <table:table-cell office:value-type="string">
            <text:p>refreshCheck file2m.ext file2w.ext 1</text:p>
          </table:table-cell>
          <table:table-cell office:value-type="string">
            <text:p>file2w.ext</text:p>
          </table:table-cell>
          <table:table-cell office:value-type="string">
            <text:p>linux python</text:p>
          </table:table-cell>
          <table:table-cell office:value-type="string">
            <text:p>4b</text:p>
          </table:table-cell>
          <table:table-cell office:value-type="string">
            <text:p>refreshCheck file1 file2 key#</text:p>
          </table:table-cell>
          <table:table-cell/>
        </table:table-row>
        <table:table-row table:style-name="ro1">
          <table:table-cell table:number-columns-repeated="8"/>
          <table:table-cell office:value-type="float" office:value="62">
            <text:p>62</text:p>
          </table:table-cell>
          <table:table-cell office:value-type="string">
            <text:p>record wipe value test results</text:p>
          </table:table-cell>
          <table:table-cell office:value-type="string">
            <text:p>file2w.ext</text:p>
          </table:table-cell>
          <table:table-cell office:value-type="string">
            <text:p>spreadsheet</text:p>
          </table:table-cell>
          <table:table-cell office:value-type="string">
            <text:p>4b</text:p>
          </table:table-cell>
          <table:table-cell table:number-columns-repeated="2"/>
        </table:table-row>
        <table:table-row table:style-name="ro1">
          <table:table-cell table:number-columns-repeated="9"/>
          <table:table-cell office:value-type="string">
            <text:p>repeat last few steps for other missing keys</text:p>
          </table:table-cell>
          <table:table-cell table:number-columns-repeated="5"/>
        </table:table-row>
      </table:table>
      <table:table table:name="Testing 2 results" table:style-name="ta1" table:print="false">
        <table:table-column table:style-name="co5" table:default-cell-style-name="ce20"/>
        <table:table-column table:style-name="co17" table:default-cell-style-name="Default"/>
        <table:table-column table:style-name="co29" table:default-cell-style-name="Default"/>
        <table:table-column table:style-name="co5" table:default-cell-style-name="ce22"/>
        <table:table-column table:style-name="co31" table:default-cell-style-name="Default"/>
        <table:table-column table:style-name="co5" table:default-cell-style-name="ce20"/>
        <table:table-column table:style-name="co17" table:number-columns-repeated="3" table:default-cell-style-name="Default"/>
        <table:table-column table:style-name="co32" table:default-cell-style-name="Default"/>
        <table:table-column table:style-name="co33" table:default-cell-style-name="Default"/>
        <table:table-column table:style-name="co22" table:default-cell-style-name="Default"/>
        <table:table-column table:style-name="co34" table:default-cell-style-name="ce20"/>
        <table:table-column table:style-name="co40" table:default-cell-style-name="Default"/>
        <table:table-column table:style-name="co25" table:default-cell-style-name="ce22"/>
        <table:table-column table:style-name="co5" table:default-cell-style-name="ce20"/>
        <table:table-column table:style-name="co25" table:default-cell-style-name="Default"/>
        <table:table-column table:style-name="co42" table:default-cell-style-name="Default"/>
        <table:table-column table:style-name="co22" table:default-cell-style-name="Default"/>
        <table:table-column table:style-name="co33" table:default-cell-style-name="Default"/>
        <table:table-column table:style-name="co43" table:default-cell-style-name="Default"/>
        <table:table-column table:style-name="co40" table:default-cell-style-name="Default"/>
        <table:table-column table:style-name="co44" table:default-cell-style-name="Default"/>
        <table:table-column table:style-name="co50" table:default-cell-style-name="ce22"/>
        <table:table-column table:style-name="co51" table:default-cell-style-name="ce20"/>
        <table:table-column table:style-name="co5" table:default-cell-style-name="Default"/>
        <table:table-column table:style-name="co42" table:default-cell-style-name="Default"/>
        <table:table-column table:style-name="co22" table:default-cell-style-name="Default"/>
        <table:table-column table:style-name="co52" table:default-cell-style-name="Default"/>
        <table:table-column table:style-name="co53" table:default-cell-style-name="ce22"/>
        <table:table-column table:style-name="co5" table:default-cell-style-name="ce20"/>
        <table:table-column table:style-name="co5" table:default-cell-style-name="Default"/>
        <table:table-column table:style-name="co42" table:default-cell-style-name="Default"/>
        <table:table-column table:style-name="co54" table:default-cell-style-name="Default"/>
        <table:table-column table:style-name="co55" table:default-cell-style-name="Default"/>
        <table:table-column table:style-name="co41" table:default-cell-style-name="ce20"/>
        <table:table-column table:style-name="co30" table:default-cell-style-name="ce22"/>
        <table:table-column table:style-name="co5" table:number-columns-repeated="2" table:default-cell-style-name="Default"/>
        <table:table-column table:style-name="co56" table:default-cell-style-name="Default"/>
        <table:table-column table:style-name="co57" table:default-cell-style-name="Default"/>
        <table:table-column table:style-name="co3" table:default-cell-style-name="Default"/>
        <table:table-column table:style-name="co58" table:default-cell-style-name="Default"/>
        <table:table-column table:style-name="co5" table:number-columns-repeated="981" table:default-cell-style-name="Default"/>
        <table:table-row table:style-name="ro2">
          <table:table-cell table:style-name="ce16" office:value-type="float" office:value="1" table:number-columns-spanned="4" table:number-rows-spanned="1">
            <text:p>1</text:p>
          </table:table-cell>
          <table:covered-table-cell table:number-columns-repeated="3"/>
          <table:table-cell/>
          <table:table-cell table:style-name="ce19" office:value-type="float" office:value="2" table:number-columns-spanned="10" table:number-rows-spanned="1">
            <text:p>2</text:p>
          </table:table-cell>
          <table:covered-table-cell table:number-columns-repeated="6"/>
          <table:covered-table-cell table:style-name="ce24"/>
          <table:covered-table-cell table:style-name="ce31"/>
          <table:covered-table-cell/>
          <table:table-cell table:style-name="ce16" office:value-type="float" office:value="3" table:number-columns-spanned="9" table:number-rows-spanned="1">
            <text:p>3</text:p>
          </table:table-cell>
          <table:covered-table-cell table:number-columns-repeated="7" table:style-name="ce31"/>
          <table:covered-table-cell table:style-name="ce40"/>
          <table:table-cell table:style-name="ce16" office:value-type="string" table:number-columns-spanned="6" table:number-rows-spanned="1">
            <text:p>4a</text:p>
          </table:table-cell>
          <table:covered-table-cell table:number-columns-repeated="4" table:style-name="ce31"/>
          <table:covered-table-cell table:style-name="ce40"/>
          <table:table-cell table:style-name="ce16" office:value-type="string" table:number-columns-spanned="7" table:number-rows-spanned="1">
            <text:p>4b</text:p>
          </table:table-cell>
          <table:covered-table-cell table:number-columns-repeated="4" table:style-name="ce31"/>
          <table:covered-table-cell table:style-name="ce24"/>
          <table:covered-table-cell table:style-name="ce40"/>
          <table:table-cell table:number-columns-repeated="5"/>
          <table:table-cell office:value-type="string">
            <text:p><text:s/></text:p>
          </table:table-cell>
          <table:table-cell table:number-columns-repeated="981"/>
        </table:table-row>
        <table:table-row table:style-name="ro2">
          <table:table-cell table:style-name="ce19" office:value-type="string" table:number-columns-spanned="4" table:number-rows-spanned="1">
            <text:p>download fresh file with no metadata into windows</text:p>
          </table:table-cell>
          <table:covered-table-cell table:number-columns-repeated="2" table:style-name="ce21"/>
          <table:covered-table-cell table:style-name="ce23"/>
          <table:table-cell office:value-type="string">
            <text:p>does copying perfectly duplicate metadata?</text:p>
          </table:table-cell>
          <table:table-cell table:style-name="ce19" office:value-type="string" table:number-columns-spanned="10" table:number-rows-spanned="1">
            <text:p>add a new kind of metadata to the file using the windows file properties manager/viewer. do this one datatype at a time. write parsing function if needed to read the value</text:p>
          </table:table-cell>
          <table:covered-table-cell table:number-columns-repeated="6" table:style-name="ce21"/>
          <table:covered-table-cell table:style-name="ce26"/>
          <table:covered-table-cell table:style-name="ce32"/>
          <table:covered-table-cell table:style-name="ce23"/>
          <table:table-cell table:style-name="ce19" office:value-type="string" table:number-columns-spanned="9" table:number-rows-spanned="1">
            <text:p>modify metadata values that we initialized earlier. Check the format of the new values and which values change</text:p>
          </table:table-cell>
          <table:covered-table-cell table:number-columns-repeated="7" table:style-name="ce32"/>
          <table:covered-table-cell table:style-name="ce41"/>
          <table:table-cell table:style-name="ce19" office:value-type="string" table:number-columns-spanned="6" table:number-rows-spanned="1">
            <text:p>erase a value, leaving a blank value. Check if key still exists of if it's just a key with an empty value</text:p>
          </table:table-cell>
          <table:covered-table-cell table:number-columns-repeated="4" table:style-name="ce32"/>
          <table:covered-table-cell table:style-name="ce41"/>
          <table:table-cell table:style-name="ce19" office:value-type="string" table:number-columns-spanned="7" table:number-rows-spanned="1">
            <text:p>completely remove a metadata value. Don't leave a blank value, make sure windows doesn't even it show a value for it.</text:p>
          </table:table-cell>
          <table:covered-table-cell table:number-columns-repeated="4" table:style-name="ce32"/>
          <table:covered-table-cell table:style-name="ce26"/>
          <table:covered-table-cell table:style-name="ce41"/>
          <table:table-cell table:style-name="ce21" table:number-columns-repeated="3"/>
          <table:table-cell/>
          <table:table-cell table:style-name="ce21" table:number-columns-repeated="983"/>
        </table:table-row>
        <table:table-row table:style-name="ro2">
          <table:table-cell table:style-name="ce16" office:value-type="string" table:number-columns-spanned="4" table:number-rows-spanned="1">
            <text:p>control test</text:p>
          </table:table-cell>
          <table:covered-table-cell table:number-columns-repeated="3"/>
          <table:table-cell/>
          <table:table-cell table:style-name="ce24" office:value-type="string" table:number-columns-spanned="7" table:number-rows-spanned="1">
            <text:p>init keys test</text:p>
          </table:table-cell>
          <table:covered-table-cell table:number-columns-repeated="6"/>
          <table:table-cell table:style-name="ce16" office:value-type="string" table:number-columns-spanned="3" table:number-rows-spanned="1">
            <text:p>init format test (done alongside init keys)</text:p>
          </table:table-cell>
          <table:covered-table-cell table:style-name="ce31"/>
          <table:covered-table-cell/>
          <table:table-cell table:style-name="ce16" office:value-type="string" table:number-columns-spanned="9" table:number-rows-spanned="1">
            <text:p>modify test</text:p>
          </table:table-cell>
          <table:covered-table-cell table:number-columns-repeated="7" table:style-name="ce31"/>
          <table:covered-table-cell table:style-name="ce40"/>
          <table:table-cell table:style-name="ce16" office:value-type="string" table:number-columns-spanned="6" table:number-rows-spanned="1">
            <text:p>remove/wipe test</text:p>
          </table:table-cell>
          <table:covered-table-cell table:number-columns-repeated="4" table:style-name="ce31"/>
          <table:covered-table-cell table:style-name="ce40"/>
          <table:table-cell table:style-name="ce24" office:value-type="string" table:number-columns-spanned="5" table:number-rows-spanned="1">
            <text:p>wipe key test</text:p>
          </table:table-cell>
          <table:covered-table-cell table:number-columns-repeated="4" table:style-name="ce31"/>
          <table:table-cell table:style-name="ce16" office:value-type="string" table:number-columns-spanned="2" table:number-rows-spanned="1">
            <text:p>wipe value test</text:p>
          </table:table-cell>
          <table:covered-table-cell table:style-name="ce40"/>
          <table:table-cell table:number-columns-repeated="987"/>
        </table:table-row>
        <table:table-row table:style-name="ro2">
          <table:table-cell office:value-type="string">
            <text:p>filetype</text:p>
          </table:table-cell>
          <table:table-cell office:value-type="string">
            <text:p>blank filename</text:p>
          </table:table-cell>
          <table:table-cell office:value-type="string">
            <text:p>existing tags</text:p>
          </table:table-cell>
          <table:table-cell office:value-type="string">
            <text:p>values</text:p>
          </table:table-cell>
          <table:table-cell/>
          <table:table-cell office:value-type="string">
            <text:p>filetype</text:p>
          </table:table-cell>
          <table:table-cell office:value-type="string">
            <text:p>blank filename</text:p>
          </table:table-cell>
          <table:table-cell office:value-type="string">
            <text:p>new file</text:p>
          </table:table-cell>
          <table:table-cell office:value-type="string">
            <text:p>field name</text:p>
          </table:table-cell>
          <table:table-cell office:value-type="string">
            <text:p>metadata type (previously uninitialized)</text:p>
          </table:table-cell>
          <table:table-cell office:value-type="string">
            <text:p>value added</text:p>
          </table:table-cell>
          <table:table-cell office:value-type="string">
            <text:p>exif keys now present</text:p>
          </table:table-cell>
          <table:table-cell office:value-type="string">
            <text:p>raw value tied to each key</text:p>
          </table:table-cell>
          <table:table-cell office:value-type="string">
            <text:p>format notes</text:p>
          </table:table-cell>
          <table:table-cell office:value-type="string">
            <text:p>parser for value made?</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text:p>
          </table:table-cell>
          <table:table-cell office:value-type="string">
            <text:p>new value</text:p>
          </table:table-cell>
          <table:table-cell office:value-type="string">
            <text:p>new raw value</text:p>
          </table:table-cell>
          <table:table-cell office:value-type="string">
            <text:p>new translated value</text:p>
          </table:table-cell>
          <table:table-cell office:value-type="string">
            <text:p>changes to values in other keys?</text:p>
          </table:table-cell>
          <table:table-cell office:value-type="string">
            <text:p>does our parser still work?</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does windows allow blank value?</text:p>
          </table:table-cell>
          <table:table-cell office:value-type="string">
            <text:p>does key still exist?</text:p>
          </table:table-cell>
          <table:table-cell office:value-type="string">
            <text:p>filetype</text:p>
          </table:table-cell>
          <table:table-cell office:value-type="string">
            <text:p>filename</text:p>
          </table:table-cell>
          <table:table-cell office:value-type="string">
            <text:p>metadata type (initialized)</text:p>
          </table:table-cell>
          <table:table-cell office:value-type="string">
            <text:p>keys affected</text:p>
          </table:table-cell>
          <table:table-cell office:value-type="string">
            <text:p>was key removed?</text:p>
          </table:table-cell>
          <table:table-cell office:value-type="string">
            <text:p>key</text:p>
          </table:table-cell>
          <table:table-cell office:value-type="string">
            <text:p>can we still fetch the value?</text:p>
          </table:table-cell>
          <table:table-cell table:number-columns-repeated="4"/>
          <table:table-cell office:value-type="string">
            <text:p>red means something happened that contradicted this</text:p>
          </table:table-cell>
          <table:table-cell table:number-columns-repeated="982"/>
        </table:table-row>
        <table:table-row table:style-name="ro2">
          <table:table-cell office:value-type="string">
            <text:p>jpeg</text:p>
          </table:table-cell>
          <table:table-cell office:value-type="string">
            <text:p>skull.jpg</text:p>
          </table:table-cell>
          <table:table-cell table:number-columns-repeated="2" office:value-type="string">
            <text:p>none</text:p>
          </table:table-cell>
          <table:table-cell office:value-type="string">
            <text:p>yes</text:p>
          </table:table-cell>
          <table:table-cell office:value-type="string">
            <text:p>jpeg</text:p>
          </table:table-cell>
          <table:table-cell office:value-type="string">
            <text:p>skull.jpg</text:p>
          </table:table-cell>
          <table:table-cell office:value-type="string">
            <text:p>skull1.jpg</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1m.jpg</text:p>
          </table:table-cell>
          <table:table-cell office:value-type="string">
            <text:p>Title</text:p>
          </table:table-cell>
          <table:table-cell table:style-name="ce30" office:value-type="string">
            <text:p>key missing</text:p>
          </table:table-cell>
          <table:table-cell table:style-name="ce35" office:value-type="string">
            <text:p>communism</text:p>
          </table:table-cell>
          <table:table-cell table:number-columns-repeated="3" table:style-name="ce30" office:value-type="string">
            <text:p>key missing</text:p>
          </table:table-cell>
          <table:table-cell table:style-name="ce42" office:value-type="string">
            <text:p>key missing</text:p>
          </table:table-cell>
          <table:table-cell office:value-type="string">
            <text:p>jpeg</text:p>
          </table:table-cell>
          <table:table-cell office:value-type="string">
            <text:p>skull1w.jpg</text:p>
          </table:table-cell>
          <table:table-cell office:value-type="string">
            <text:p>Title</text:p>
          </table:table-cell>
          <table:table-cell office:value-type="string">
            <text:p>Exif.Image.ImageDescription</text:p>
          </table:table-cell>
          <table:table-cell office:value-type="string">
            <text:p>no. key removed</text:p>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ExifTag</text:p>
          </table:table-cell>
          <table:table-cell office:value-type="float" office:value="2136">
            <text:p>2136</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ExifTag</text:p>
          </table:table-cell>
          <table:table-cell table:style-name="ce17"/>
          <table:table-cell office:value-type="float" office:value="2136">
            <text:p>2136</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XPTitle</text:p>
          </table:table-cell>
          <table:table-cell office:value-type="string">
            <text:p>115 0 97 0 109 0 112 0 108 0 101 0 32 0 116 0 105 0 116 0 108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Exif.Image.XPTitle</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Xmp.dc.title</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title</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Xmp.dc.description</text:p>
          </table:table-cell>
          <table:table-cell office:value-type="string">
            <text:p>{'x-default': 'sample title'}</text:p>
          </table:table-cell>
          <table:table-cell office:value-type="string">
            <text:p>&lt;class 'dict'&gt;</text:p>
          </table:table-cell>
          <table:table-cell office:value-type="string">
            <text:p>f_metadata2[key].value['x-default']</text:p>
          </table:table-cell>
          <table:table-cell office:value-type="string">
            <text:p>jpeg</text:p>
          </table:table-cell>
          <table:table-cell office:value-type="string">
            <text:p>skull1m.jpg</text:p>
          </table:table-cell>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3"/>
          <table:table-cell office:value-type="string">
            <text:p>Xmp.dc.description</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1m.jpg</text:p>
          </table:table-cell>
          <table:table-cell office:value-type="string">
            <text:p>Title</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number-rows-repeated="2">
          <table:table-cell table:number-columns-repeated="10"/>
          <table:table-cell table:style-name="ce17"/>
          <table:table-cell table:number-columns-repeated="8"/>
          <table:table-cell table:style-name="ce17"/>
          <table:table-cell table:number-columns-repeated="1004"/>
        </table:table-row>
        <table:table-row table:style-name="ro2">
          <table:table-cell table:number-columns-repeated="5"/>
          <table:table-cell office:value-type="string">
            <text:p>jpeg</text:p>
          </table:table-cell>
          <table:table-cell office:value-type="string">
            <text:p>skull.jpg</text:p>
          </table:table-cell>
          <table:table-cell office:value-type="string">
            <text:p>skull2.jpg</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ExifTag</text:p>
          </table:table-cell>
          <table:table-cell table:style-name="ce17" office:value-type="string">
            <text:p>mood</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table:style-name="ce20" office:value-type="string">
            <text:p>skull2w.jpg</text:p>
          </table:table-cell>
          <table:table-cell table:style-name="ce20"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XPSubject</text:p>
          </table:table-cell>
          <table:table-cell office:value-type="string">
            <text:p>116 0 104 0 105 0 115 0 32 0 105 0 115 0 110 0 39 0 116 0 32 0 97 0 32 0 103 0 111 0 111 0 100 0 32 0 112 0 105 0 99 0 116 0 117 0 114 0 101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3"/>
          <table:table-cell office:value-type="string">
            <text:p>Exif.Image.XPSubject</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20" table:number-columns-repeated="2"/>
          <table:table-cell/>
          <table:table-cell table:style-name="ce17"/>
          <table:table-cell table:number-columns-repeated="3"/>
          <table:table-cell office:value-type="string">
            <text:p>yes</text:p>
          </table:table-cell>
          <table:table-cell table:number-columns-repeated="1000"/>
        </table:table-row>
        <table:table-row table:style-name="ro2">
          <table:table-cell table:number-columns-repeated="5"/>
          <table:table-cell office:value-type="string">
            <text:p>jpeg</text:p>
          </table:table-cell>
          <table:table-cell office:value-type="string">
            <text:p>skull.jpg</text:p>
          </table:table-cell>
          <table:table-cell office:value-type="string">
            <text:p>skull3.jpg</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ExifTag</text:p>
          </table:table-cell>
          <table:table-cell table:style-name="ce17" office:value-type="string">
            <text:p>it's really fun~ to. do this :)c</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3w.jpg</text:p>
          </table:table-cell>
          <table:table-cell office:value-type="string">
            <text:p>Description</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XPComment</text:p>
          </table:table-cell>
          <table:table-cell office:value-type="string">
            <text:p>116 0 104 0 105 0 115 0 32 0 105 0 115 0 32 0 116 0 104 0 101 0 32 0 111 0 110 0 108 0 121 0 32 0 112 0 105 0 99 0 116 0 117 0 114 0 101 0 32 0 119 0 101 0 32 0 104 0 97 0 118 0 101 0 32 0 111 0 102 0 32 0 109 0 121 0 32 0 103 0 114 0 97 0 110 0 100 0 112 0 97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3"/>
          <table:table-cell office:value-type="string">
            <text:p>Exif.Image.XPComment</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table:style-name="ce20" office:value-type="string">
            <text:p>skull2m.jpg</text:p>
          </table:table-cell>
          <table:table-cell table:style-name="ce20"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yes</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5"/>
          <table:table-cell table:style-name="ce20" table:number-columns-repeated="2"/>
          <table:table-cell/>
          <table:table-cell table:style-name="ce17"/>
          <table:table-cell table:number-columns-repeated="1004"/>
        </table:table-row>
        <table:table-row table:style-name="ro2">
          <table:table-cell table:number-columns-repeated="5"/>
          <table:table-cell office:value-type="string">
            <text:p>jpeg</text:p>
          </table:table-cell>
          <table:table-cell office:value-type="string">
            <text:p>skull.jpg</text:p>
          </table:table-cell>
          <table:table-cell office:value-type="string">
            <text:p>skull4.jpg</text:p>
          </table:table-cell>
          <table:table-cell table:number-columns-repeated="2" office:value-type="string">
            <text:p>Rating</text:p>
          </table:table-cell>
          <table:table-cell table:style-name="ce17" office:value-type="float" office:value="2">
            <text:p>2</text:p>
          </table:table-cell>
          <table:table-cell office:value-type="string">
            <text:p>Exif.Image.Rating</text:p>
          </table:table-cell>
          <table:table-cell office:value-type="float" office:value="2">
            <text:p>2</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text:p>
          </table:table-cell>
          <table:table-cell table:style-name="ce17" office:value-type="float" office:value="3">
            <text:p>3</text:p>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4w.jpg</text:p>
          </table:table-cell>
          <table:table-cell office:value-type="string">
            <text:p>Rating</text:p>
          </table:table-cell>
          <table:table-cell office:value-type="string">
            <text:p>Exif.Image.Rating</text:p>
          </table:table-cell>
          <table:table-cell office:value-type="string">
            <text:p>no. key removed</text:p>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table:style-name="Default"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RatingPercent</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Exif.Image.RatingPercent</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ExifTag</text:p>
          </table:table-cell>
          <table:table-cell office:value-type="float" office:value="2122">
            <text:p>2122</text:p>
          </table:table-cell>
          <table:table-cell office:value-type="string">
            <text:p>&lt;class 'int'&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ExifTag</text:p>
          </table:table-cell>
          <table:table-cell table:style-name="ce17"/>
          <table:table-cell office:value-type="float" office:value="2122">
            <text:p>212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table:style-name="Default"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xmp.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3"/>
          <table:table-cell office:value-type="string">
            <text:p>Xmp.xmp.Rating</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4m.jpg</text:p>
          </table:table-cell>
          <table:table-cell office:value-type="string">
            <text:p>Rating</text:p>
          </table:table-cell>
          <table:table-cell office:value-type="string">
            <text:p>Xmp.MicrosoftPhoto.Rating</text:p>
          </table:table-cell>
          <table:table-cell table:style-name="ce17"/>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3"/>
          <table:table-cell office:value-type="string">
            <text:p>Xmp.MicrosoftPhoto.Rating</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4m.jpg</text:p>
          </table:table-cell>
          <table:table-cell office:value-type="string">
            <text:p>Rating</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2">
          <table:table-cell table:number-columns-repeated="5"/>
          <table:table-cell office:value-type="string">
            <text:p>jpeg</text:p>
          </table:table-cell>
          <table:table-cell office:value-type="string">
            <text:p>skull.jpg</text:p>
          </table:table-cell>
          <table:table-cell office:value-type="string">
            <text:p>skull5.jpg</text:p>
          </table:table-cell>
          <table:table-cell table:number-columns-repeated="2" office:value-type="string">
            <text:p>Tags</text:p>
          </table:table-cell>
          <table:table-cell office:value-type="string">
            <text:p>cat;paper;just me;Doctor;</text:p>
          </table:table-cell>
          <table:table-cell office:value-type="string">
            <text:p>Exif.Image.ExifTag</text:p>
          </table:table-cell>
          <table:table-cell office:value-type="float" office:value="2110">
            <text:p>2110</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ExifTag</text:p>
          </table:table-cell>
          <table:table-cell office:value-type="string">
            <text:p>cat;skeleton</text:p>
          </table:table-cell>
          <table:table-cell office:value-type="float" office:value="2110">
            <text:p>2110</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5w.jpg</text:p>
          </table:table-cell>
          <table:table-cell office:value-type="string">
            <text:p>Tags</text:p>
          </table:table-cell>
          <table:table-cell office:value-type="string">
            <text:p>Exif.Image.ExifTag</text:p>
          </table:table-cell>
          <table:table-cell office:value-type="string">
            <text:p>no. key removed</text:p>
          </table:table-cell>
          <table:table-cell office:value-type="string">
            <text:p>yes</text:p>
          </table:table-cell>
          <table:table-cell table:number-columns-repeated="994"/>
        </table:table-row>
        <table:table-row table:style-name="ro2">
          <table:table-cell table:number-columns-repeated="11"/>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1"/>
          <table:table-cell office:value-type="string">
            <text:p>Exif.Image.XPKeywords</text:p>
          </table:table-cell>
          <table:table-cell office:value-type="string">
            <text:p>99 0 97 0 116 0 59 0 112 0 97 0 112 0 101 0 114 0 59 0 106 0 117 0 115 0 116 0 32 0 109 0 101 0 59 0 68 0 111 0 99 0 116 0 111 0 114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3"/>
          <table:table-cell office:value-type="string">
            <text:p>Exif.Image.XPKeywords</text:p>
          </table:table-cell>
          <table:table-cell/>
          <table:table-cell office:value-type="string">
            <text:p>no</text:p>
          </table:table-cell>
          <table:table-cell table:number-columns-repeated="994"/>
        </table:table-row>
        <table:table-row table:style-name="ro2">
          <table:table-cell table:number-columns-repeated="11"/>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2">
          <table:table-cell table:number-columns-repeated="11"/>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dc.subject</text:p>
          </table:table-cell>
          <table:table-cell/>
          <table:table-cell office:value-type="string">
            <text:p>no</text:p>
          </table:table-cell>
          <table:table-cell table:number-columns-repeated="994"/>
        </table:table-row>
        <table:table-row table:style-name="ro2">
          <table:table-cell table:number-columns-repeated="11"/>
          <table:table-cell office:value-type="string">
            <text:p>Xmp.MicrosoftPhoto.LastKeywordXMP</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5m.jpg</text:p>
          </table:table-cell>
          <table:table-cell office:value-type="string">
            <text:p>Tags</text:p>
          </table:table-cell>
          <table:table-cell office:value-type="string">
            <text:p>Xmp.MicrosoftPhoto.LastKeywordXMP</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3"/>
          <table:table-cell office:value-type="string">
            <text:p>Xmp.MicrosoftPhoto.LastKeywordXMP</text:p>
          </table:table-cell>
          <table:table-cell/>
          <table:table-cell office:value-type="string">
            <text:p>no</text:p>
          </table:table-cell>
          <table:table-cell table:number-columns-repeated="994"/>
        </table:table-row>
        <table:table-row table:style-name="ro2">
          <table:table-cell table:number-columns-repeated="11"/>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5m.jpg</text:p>
          </table:table-cell>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24"/>
        </table:table-row>
        <table:table-row table:style-name="ro2">
          <table:table-cell table:number-columns-repeated="5"/>
          <table:table-cell office:value-type="string">
            <text:p>jpeg</text:p>
          </table:table-cell>
          <table:table-cell office:value-type="string">
            <text:p>skull.jpg</text:p>
          </table:table-cell>
          <table:table-cell office:value-type="string">
            <text:p>skull6.jpg</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Sam;director: Bob;Tom Fart</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office:value-type="string">
            <text:p>jpeg</text:p>
          </table:table-cell>
          <table:table-cell office:value-type="string">
            <text:p>skull6w.jpg</text:p>
          </table:table-cell>
          <table:table-cell office:value-type="string">
            <text:p>Artist</text:p>
          </table:table-cell>
          <table:table-cell office:value-type="string">
            <text:p>Exif.Image.Artist</text:p>
          </table:table-cell>
          <table:table-cell office:value-type="string">
            <text:p>no. key removed</text:p>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ExifTag</text:p>
          </table:table-cell>
          <table:table-cell office:value-type="float" office:value="2162">
            <text:p>2162</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ExifTag</text:p>
          </table:table-cell>
          <table:table-cell/>
          <table:table-cell office:value-type="float" office:value="2162">
            <text:p>2162</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Exif.Image.ExifTag</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3"/>
          <table:table-cell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Exif.Image.XPAuthor</text:p>
          </table:table-cell>
          <table:table-cell office:value-type="string">
            <text:p>97 0 99 0 116 0 111 0 114 0 58 0 32 0 77 0 105 0 108 0 101 0 115 0 59 0 83 0 97 0 109 0 59 0 100 0 105 0 114 0 101 0 99 0 116 0 111 0 114 0 58 0 32 0 66 0 111 0 98 0 59 0 84 0 111 0 109 0 32 0 70 0 97 0 114 0 116 0 0 0</text:p>
          </table:table-cell>
          <table:table-cell office:value-type="string">
            <text:p>&lt;class 'str'&gt;</text:p>
          </table:table-cell>
          <table:table-cell office:value-type="string">
            <text:p>MetadataManager.raw_to_cleanStr(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XPAuthor</text:p>
          </table:table-cell>
          <table:table-cell table:style-name="ce17"/>
          <table:table-cell office:value-type="string">
            <text:p>80 0 97 0 117 0 108 0 32 0 66 0 108 0 97 0 114 0 116 0 59 0 68 0 114 0 46 0 32 0 101 0 103 0 103 0 109 0 97 0 110 0 0 0</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3"/>
          <table:table-cell office:value-type="string">
            <text:p>Exif.Image.XPAuthor</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2">
          <table:table-cell table:number-columns-repeated="10"/>
          <table:table-cell table:style-name="ce1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office:value-type="string">
            <text:p>jpeg</text:p>
          </table:table-cell>
          <table:table-cell office:value-type="string">
            <text:p>skull6m.jpg</text:p>
          </table:table-cell>
          <table:table-cell office:value-type="string">
            <text:p>Artist</text:p>
          </table:table-cell>
          <table:table-cell office:value-type="string">
            <text:p>Xmp.dc.creator</text:p>
          </table:table-cell>
          <table:table-cell table:style-name="ce17"/>
          <table:table-cell office:value-type="string">
            <text:p>['Paul Blart', 'Dr. eggman']</text:p>
          </table:table-cell>
          <table:table-cell office:value-type="string">
            <text:p>['Paul Blart', 'Dr. eggman']</text:p>
          </table:table-cell>
          <table:table-cell office:value-type="string">
            <text:p>Yes. Data changed</text:p>
          </table:table-cell>
          <table:table-cell office:value-type="string">
            <text:p>yes</text:p>
          </table:table-cell>
          <table:table-cell table:number-columns-repeated="3"/>
          <table:table-cell office:value-type="string">
            <text:p>Xmp.dc.creator</text:p>
          </table:table-cell>
          <table:table-cell/>
          <table:table-cell office:value-type="string">
            <text:p>no</text:p>
          </table:table-cell>
          <table:table-cell table:number-columns-repeated="994"/>
        </table:table-row>
        <table:table-row table:style-name="ro2">
          <table:table-cell table:number-columns-repeated="10"/>
          <table:table-cell table:style-name="ce17"/>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6m.jpg</text:p>
          </table:table-cell>
          <table:table-cell office:value-type="string">
            <text:p>Artist</text:p>
          </table:table-cell>
          <table:table-cell office:value-type="string">
            <text:p>Xmp.xmpMM.InstanceID</text:p>
          </table:table-cell>
          <table:table-cell table:style-name="ce17"/>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7"/>
          <table:table-cell table:number-columns-repeated="8"/>
          <table:table-cell table:style-name="ce17"/>
          <table:table-cell table:number-columns-repeated="1004"/>
        </table:table-row>
        <table:table-row table:style-name="ro2">
          <table:table-cell table:number-columns-repeated="5"/>
          <table:table-cell office:value-type="string">
            <text:p>jpeg</text:p>
          </table:table-cell>
          <table:table-cell office:value-type="string">
            <text:p>skull.jpg</text:p>
          </table:table-cell>
          <table:table-cell office:value-type="string">
            <text:p>skull7.jpg</text:p>
          </table:table-cell>
          <table:table-cell office:value-type="string">
            <text:p>Date taken</text:p>
          </table:table-cell>
          <table:table-cell office:value-type="string">
            <text:p>DateCreated</text:p>
          </table:table-cell>
          <table:table-cell table:style-name="ce18" office:value-type="date" office:date-value="2017-05-01T13:38:00">
            <text:p>05/01/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Image.ExifTag</text:p>
          </table:table-cell>
          <table:table-cell table:style-name="ce17"/>
          <table:table-cell office:value-type="float" office:value="2098">
            <text:p>2098</text:p>
          </table:table-cell>
          <table:table-cell office:value-type="string">
            <text:p>useless</text:p>
          </table:table-cell>
          <table:table-cell office:value-type="string">
            <text:p>No</text:p>
          </table:table-cell>
          <table:table-cell office:value-type="string">
            <text:p>yes</text:p>
          </table:table-cell>
          <table:table-cell office:value-type="string">
            <text:p>jpeg</text:p>
          </table:table-cell>
          <table:table-cell office:value-type="string">
            <text:p>skull7w.jpg</text:p>
          </table:table-cell>
          <table:table-cell office:value-type="string">
            <text:p>DateCreated</text:p>
          </table:table-cell>
          <table:table-cell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DateTimeOriginal</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Original</text:p>
          </table:table-cell>
          <table:table-cell table:style-name="ce18" office:value-type="date" office:date-value="2016-05-01">
            <text:p>05/01/16</text:p>
          </table:table-cell>
          <table:table-cell table:number-columns-repeated="2" office:value-type="string">
            <text:p>2016-05-01 13:38:23</text:p>
          </table:table-cell>
          <table:table-cell office:value-type="string">
            <text:p>Yes. Data changed</text:p>
          </table:table-cell>
          <table:table-cell office:value-type="string">
            <text:p>yes</text:p>
          </table:table-cell>
          <table:table-cell table:number-columns-repeated="3"/>
          <table:table-cell office:value-type="string">
            <text:p>Exif.Photo.DateTimeOriginal</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DateTimeDigitized</text:p>
          </table:table-cell>
          <table:table-cell office:value-type="string">
            <text:p>2017-05-01 13:38:23</text:p>
          </table:table-cell>
          <table:table-cell office:value-type="string">
            <text:p>&lt;class 'datetime.datetime'&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DateTimeDigitized</text:p>
          </table:table-cell>
          <table:table-cell table:style-name="ce18"/>
          <table:table-cell table:number-columns-repeated="2" office:value-type="string">
            <text:p>2016-05-01 13:38:23</text:p>
          </table:table-cell>
          <table:table-cell table:style-name="ce27" office:value-type="string">
            <text:p>Yes. Data changed</text:p>
          </table:table-cell>
          <table:table-cell office:value-type="string">
            <text:p>yes</text:p>
          </table:table-cell>
          <table:table-cell table:number-columns-repeated="3"/>
          <table:table-cell office:value-type="string">
            <text:p>Exif.Photo.DateTimeDigitized</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SubSecTimeOriginal</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office:value-type="string">
            <text:p>Exif.Photo.SubSecTimeOriginal</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office:value-type="string">
            <text:p>Exif.Photo.SubSecTimeOriginal</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SubSecTimeDigitized</text:p>
          </table:table-cell>
          <table:table-cell office:value-type="float" office:value="24">
            <text:p>24</text:p>
          </table:table-cell>
          <table:table-cell office:value-type="string">
            <text:p>&lt;class 'str'&gt;</text:p>
          </table:table-cell>
          <table:table-cell office:value-type="string">
            <text:p>f_metadata2[key].value</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SubSecTimeDigitized</text:p>
          </table:table-cell>
          <table:table-cell table:style-name="ce18"/>
          <table:table-cell table:number-columns-repeated="2" table:style-name="ce27" office:value-type="float" office:value="24">
            <text:p>24</text:p>
          </table:table-cell>
          <table:table-cell table:style-name="ce27" office:value-type="string">
            <text:p>No</text:p>
          </table:table-cell>
          <table:table-cell office:value-type="string">
            <text:p>yes</text:p>
          </table:table-cell>
          <table:table-cell table:number-columns-repeated="3"/>
          <table:table-cell table:style-name="ce27" office:value-type="string">
            <text:p>Exif.Photo.SubSecTimeDigitized</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Image.0xea1c</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Xmp.xmp.CreateDate</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CreateDate</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table:style-name="ce27" office:value-type="string">
            <text:p>Xmp.xmp.CreateDate</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7m.jpg</text:p>
          </table:table-cell>
          <table:table-cell office:value-type="string">
            <text:p>DateCreated</text:p>
          </table:table-cell>
          <table:table-cell table:style-name="ce27" office:value-type="string">
            <text:p>Xmp.xmpMM.InstanceID</text:p>
          </table:table-cell>
          <table:table-cell table:style-name="ce18"/>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3"/>
          <table:table-cell table:style-name="ce27" office:value-type="string">
            <text:p>Xmp.xmpMM.InstanceID</text:p>
          </table:table-cell>
          <table:table-cell/>
          <table:table-cell office:value-type="string">
            <text:p>yes</text:p>
          </table:table-cell>
          <table:table-cell table:number-columns-repeated="10"/>
          <table:table-cell table:style-name="ce18"/>
          <table:table-cell table:number-columns-repeated="983"/>
        </table:table-row>
        <table:table-row table:style-name="ro1">
          <table:table-cell table:number-columns-repeated="10"/>
          <table:table-cell table:style-name="ce18"/>
          <table:table-cell table:number-columns-repeated="7"/>
          <table:table-cell table:style-name="ce27"/>
          <table:table-cell table:style-name="ce18"/>
          <table:table-cell table:style-name="ce27" table:number-columns-repeated="3"/>
          <table:table-cell table:number-columns-repeated="4"/>
          <table:table-cell table:style-name="ce27"/>
          <table:table-cell table:number-columns-repeated="996"/>
        </table:table-row>
        <table:table-row table:style-name="ro2">
          <table:table-cell table:number-columns-repeated="5"/>
          <table:table-cell office:value-type="string">
            <text:p>jpeg</text:p>
          </table:table-cell>
          <table:table-cell office:value-type="string">
            <text:p>skull.jpg</text:p>
          </table:table-cell>
          <table:table-cell office:value-type="string">
            <text:p>skull8.jpg</text:p>
          </table:table-cell>
          <table:table-cell office:value-type="string">
            <text:p>Data acuired</text:p>
          </table:table-cell>
          <table:table-cell office:value-type="string">
            <text:p>DateCreated</text:p>
          </table:table-cell>
          <table:table-cell table:style-name="ce18" office:value-type="date" office:date-value="2017-05-02">
            <text:p>05/02/17</text:p>
          </table:table-cell>
          <table:table-cell office:value-type="string">
            <text:p>Exif.Image.ExifTag</text:p>
          </table:table-cell>
          <table:table-cell office:value-type="float" office:value="2098">
            <text:p>2098</text:p>
          </table:table-cell>
          <table:table-cell office:value-type="string">
            <text:p>&lt;class 'int'&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Image.ExifTag</text:p>
          </table:table-cell>
          <table:table-cell table:style-name="ce18" office:value-type="date" office:date-value="2016-05-02">
            <text:p>05/02/16</text:p>
          </table:table-cell>
          <table:table-cell table:style-name="ce27" office:value-type="float" office:value="2098">
            <text:p>2098</text:p>
          </table:table-cell>
          <table:table-cell table:style-name="ce27" office:value-type="string">
            <text:p>useless</text:p>
          </table:table-cell>
          <table:table-cell table:style-name="ce27" office:value-type="string">
            <text:p>No</text:p>
          </table:table-cell>
          <table:table-cell office:value-type="string">
            <text:p>yes</text:p>
          </table:table-cell>
          <table:table-cell office:value-type="string">
            <text:p>jpeg</text:p>
          </table:table-cell>
          <table:table-cell office:value-type="string">
            <text:p>skull8w.jpg</text:p>
          </table:table-cell>
          <table:table-cell office:value-type="string">
            <text:p>DateCreated</text:p>
          </table:table-cell>
          <table:table-cell table:style-name="ce27" office:value-type="string">
            <text:p>Exif.Image.ExifTag</text:p>
          </table:table-cell>
          <table:table-cell office:value-type="string">
            <text:p>no. it can't be made blank</text:p>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Photo.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table:style-name="ce27" office:value-type="string">
            <text:p>Exif.Photo.0xea1c</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Exif.Image.0xea1c</text:p>
          </table:table-cell>
          <table:table-cell office:value-type="string">
            <text:p>...</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Exif.Image.0xea1c</text:p>
          </table:table-cell>
          <table:table-cell table:style-name="ce36"/>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3"/>
          <table:table-cell office:value-type="string">
            <text:p>Exif.Image.0xea1c</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MicrosoftPhoto.DateAcquired</text:p>
          </table:table-cell>
          <table:table-cell table:style-name="ce27"/>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3"/>
          <table:table-cell office:value-type="string">
            <text:p>Xmp.MicrosoftPhoto.DateAcquired</text:p>
          </table:table-cell>
          <table:table-cell/>
          <table:table-cell office:value-type="string">
            <text:p>yes</text:p>
          </table:table-cell>
          <table:table-cell table:number-columns-repeated="994"/>
        </table:table-row>
        <table:table-row table:style-name="ro2">
          <table:table-cell table:number-columns-repeated="10"/>
          <table:table-cell table:style-name="ce18"/>
          <table:table-cell office:value-type="string">
            <text:p>Xmp.xmpMM.InstanceID</text:p>
          </table:table-cell>
          <table:table-cell office:value-type="string">
            <text:p>uuid:faf5bdd5-ba3d-11da-ad31-d33d75182f1b</text:p>
          </table:table-cell>
          <table:table-cell office:value-type="string">
            <text:p>&lt;class 'str'&gt;</text:p>
          </table:table-cell>
          <table:table-cell office:value-type="string">
            <text:p>useless</text:p>
          </table:table-cell>
          <table:table-cell office:value-type="string">
            <text:p>jpeg</text:p>
          </table:table-cell>
          <table:table-cell office:value-type="string">
            <text:p>skull8m.jpg</text:p>
          </table:table-cell>
          <table:table-cell office:value-type="string">
            <text:p>DateCreated</text:p>
          </table:table-cell>
          <table:table-cell office:value-type="string">
            <text:p>Xmp.xmpMM.InstanceID</text:p>
          </table:table-cell>
          <table:table-cell table:style-name="ce39"/>
          <table:table-cell table:style-name="ce27" office:value-type="string">
            <text:p>uuid:faf5bdd5-ba3d-11da-ad31-d33d75182f1b</text:p>
          </table:table-cell>
          <table:table-cell table:style-name="ce27" office:value-type="string">
            <text:p>useless</text:p>
          </table:table-cell>
          <table:table-cell office:value-type="string">
            <text:p>No</text:p>
          </table:table-cell>
          <table:table-cell office:value-type="string">
            <text:p>yes</text:p>
          </table:table-cell>
          <table:table-cell table:number-columns-repeated="3"/>
          <table:table-cell office:value-type="string">
            <text:p>Xmp.xmpMM.InstanceID</text:p>
          </table:table-cell>
          <table:table-cell/>
          <table:table-cell office:value-type="string">
            <text:p>yes</text:p>
          </table:table-cell>
          <table:table-cell table:number-columns-repeated="994"/>
        </table:table-row>
        <table:table-row table:style-name="ro1">
          <table:table-cell table:number-columns-repeated="10"/>
          <table:table-cell table:style-name="ce18"/>
          <table:table-cell table:number-columns-repeated="8"/>
          <table:table-cell table:style-name="ce39"/>
          <table:table-cell table:number-columns-repeated="3"/>
          <table:table-cell table:style-name="ce34"/>
          <table:table-cell table:number-columns-repeated="1000"/>
        </table:table-row>
        <table:table-row table:style-name="ro2">
          <table:table-cell table:number-columns-repeated="5"/>
          <table:table-cell office:value-type="string">
            <text:p>jpeg</text:p>
          </table:table-cell>
          <table:table-cell office:value-type="string">
            <text:p>skull.jpg</text:p>
          </table:table-cell>
          <table:table-cell office:value-type="string">
            <text:p>skull9.jpg</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39"/>
          <table:table-cell table:number-columns-repeated="3"/>
          <table:table-cell table:style-name="ce34"/>
          <table:table-cell table:style-name="ce28"/>
          <table:table-cell table:style-name="ce25" table:number-columns-repeated="4"/>
          <table:table-cell table:style-name="ce33"/>
          <table:table-cell table:style-name="ce28"/>
          <table:table-cell table:style-name="ce25" table:number-columns-repeated="4"/>
          <table:table-cell table:style-name="ce28"/>
          <table:table-cell table:style-name="ce33"/>
          <table:table-cell table:number-columns-repeated="987"/>
        </table:table-row>
        <table:table-row table:style-name="ro1">
          <table:table-cell table:number-columns-repeated="19"/>
          <table:table-cell table:style-name="ce39"/>
          <table:table-cell table:number-columns-repeated="3"/>
          <table:table-cell table:style-name="ce34"/>
          <table:table-cell table:number-columns-repeated="1000"/>
        </table:table-row>
        <table:table-row table:style-name="ro2">
          <table:table-cell office:value-type="string">
            <text:p>png</text:p>
          </table:table-cell>
          <table:table-cell office:value-type="string">
            <text:p>dan.png</text:p>
          </table:table-cell>
          <table:table-cell table:number-columns-repeated="2" office:value-type="string">
            <text:p>none</text:p>
          </table:table-cell>
          <table:table-cell office:value-type="string">
            <text:p>yes</text:p>
          </table:table-cell>
          <table:table-cell office:value-type="string">
            <text:p>png</text:p>
          </table:table-cell>
          <table:table-cell office:value-type="string">
            <text:p>dan.png</text:p>
          </table:table-cell>
          <table:table-cell office:value-type="string">
            <text:p>dan1.png</text:p>
          </table:table-cell>
          <table:table-cell office:value-type="string">
            <text:p>Date taken</text:p>
          </table:table-cell>
          <table:table-cell office:value-type="string">
            <text:p>DateCreated</text:p>
          </table:table-cell>
          <table:table-cell table:style-name="ce18" office:value-type="date" office:date-value="2017-05-01">
            <text:p>05/01/17</text:p>
          </table:table-cell>
          <table:table-cell table:style-name="ce25" office:value-type="string">
            <text:p>none. windows png metadata seems invisible to pyexiv</text:p>
          </table:table-cell>
          <table:table-cell table:style-name="ce28"/>
          <table:table-cell table:style-name="ce25"/>
          <table:table-cell table:style-name="ce33"/>
          <table:table-cell table:style-name="ce28"/>
          <table:table-cell table:style-name="ce25" table:number-columns-repeated="2"/>
          <table:table-cell/>
          <table:table-cell table:style-name="ce39"/>
          <table:table-cell table:number-columns-repeated="3"/>
          <table:table-cell table:style-name="ce34"/>
          <table:table-cell table:style-name="ce28"/>
          <table:table-cell table:style-name="ce25" table:number-columns-repeated="4"/>
          <table:table-cell table:style-name="ce33"/>
          <table:table-cell table:style-name="ce28"/>
          <table:table-cell table:number-columns-repeated="993"/>
        </table:table-row>
        <table:table-row table:style-name="ro1" table:number-rows-repeated="2">
          <table:table-cell table:number-columns-repeated="10"/>
          <table:table-cell table:style-name="ce18"/>
          <table:table-cell table:number-columns-repeated="2"/>
          <table:table-cell table:style-name="ce27"/>
          <table:table-cell table:style-name="ce34"/>
          <table:table-cell table:number-columns-repeated="4"/>
          <table:table-cell table:style-name="ce39"/>
          <table:table-cell table:number-columns-repeated="3"/>
          <table:table-cell table:style-name="ce34"/>
          <table:table-cell table:number-columns-repeated="1000"/>
        </table:table-row>
        <table:table-row table:style-name="ro2">
          <table:table-cell office:value-type="string">
            <text:p>tiff</text:p>
          </table:table-cell>
          <table:table-cell office:value-type="string">
            <text:p>tiny.tiff</text:p>
          </table:table-cell>
          <table:table-cell office:value-type="string">
            <text:p>Exif.Image.NewSubfileType</text:p>
          </table:table-cell>
          <table:table-cell office:value-type="float" office:value="0">
            <text:p>0</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Title</text:p>
          </table:table-cell>
          <table:table-cell office:value-type="string">
            <text:p>Exif.Image.XPTitle</text:p>
          </table:table-cell>
          <table:table-cell table:style-name="ce39"/>
          <table:table-cell table:number-columns-repeated="3"/>
          <table:table-cell table:style-name="ce34"/>
          <table:table-cell table:number-columns-repeated="1000"/>
        </table:table-row>
        <table:table-row table:style-name="ro2">
          <table:table-cell table:number-columns-repeated="2"/>
          <table:table-cell office:value-type="string">
            <text:p>Exif.Image.ImageWidth</text:p>
          </table:table-cell>
          <table:table-cell office:value-type="float" office:value="31">
            <text:p>3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x-default']</text:p>
          </table:table-cell>
          <table:table-cell office:value-type="string">
            <text:p>Title</text:p>
          </table:table-cell>
          <table:table-cell office:value-type="string">
            <text:p>Xmp.dc.title</text:p>
          </table:table-cell>
          <table:table-cell table:style-name="ce18"/>
          <table:table-cell table:number-columns-repeated="1004"/>
        </table:table-row>
        <table:table-row table:style-name="ro2">
          <table:table-cell table:number-columns-repeated="2"/>
          <table:table-cell office:value-type="string">
            <text:p>Exif.Image.ImageLength</text:p>
          </table:table-cell>
          <table:table-cell office:value-type="float" office:value="25">
            <text:p>25</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x-default']</text:p>
          </table:table-cell>
          <table:table-cell office:value-type="string">
            <text:p>Title</text:p>
          </table:table-cell>
          <table:table-cell office:value-type="string">
            <text:p>Xmp.dc.description</text:p>
          </table:table-cell>
          <table:table-cell table:style-name="ce18"/>
          <table:table-cell table:number-columns-repeated="1004"/>
        </table:table-row>
        <table:table-row table:style-name="ro2">
          <table:table-cell table:number-columns-repeated="2"/>
          <table:table-cell office:value-type="string">
            <text:p>Exif.Image.BitsPerSample</text:p>
          </table:table-cell>
          <table:table-cell office:value-type="string">
            <text:p>[8,8,8]</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table:style-name="ce20" office:value-type="string">
            <text:p>Description</text:p>
          </table:table-cell>
          <table:table-cell office:value-type="string">
            <text:p>Exif.Image.XPSubject</text:p>
          </table:table-cell>
          <table:table-cell table:style-name="ce18"/>
          <table:table-cell table:number-columns-repeated="1004"/>
        </table:table-row>
        <table:table-row table:style-name="ro2">
          <table:table-cell table:number-columns-repeated="2"/>
          <table:table-cell office:value-type="string">
            <text:p>Exif.Image.Compress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table:style-name="ce20" office:value-type="string">
            <text:p>Description</text:p>
          </table:table-cell>
          <table:table-cell office:value-type="string">
            <text:p>Exif.Image.XPComment</text:p>
          </table:table-cell>
          <table:table-cell table:style-name="ce18"/>
          <table:table-cell table:number-columns-repeated="1004"/>
        </table:table-row>
        <table:table-row table:style-name="ro2">
          <table:table-cell table:number-columns-repeated="2"/>
          <table:table-cell office:value-type="string">
            <text:p>Exif.Image.PhotometricInterpreta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office:value-type="string">
            <text:p>f_metadata2[key].value</text:p>
          </table:table-cell>
          <table:table-cell office:value-type="string">
            <text:p>Rating</text:p>
          </table:table-cell>
          <table:table-cell office:value-type="string">
            <text:p>Exif.Image.Rating</text:p>
          </table:table-cell>
          <table:table-cell table:style-name="ce18"/>
          <table:table-cell table:number-columns-repeated="1004"/>
        </table:table-row>
        <table:table-row table:style-name="ro2">
          <table:table-cell table:number-columns-repeated="2"/>
          <table:table-cell office:value-type="string">
            <text:p>Exif.Image.DocumentName</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office:value-type="string">
            <text:p>f_metadata2[key].value</text:p>
          </table:table-cell>
          <table:table-cell office:value-type="string">
            <text:p>Rating</text:p>
          </table:table-cell>
          <table:table-cell office:value-type="string">
            <text:p>Exif.Image.RatingPercent</text:p>
          </table:table-cell>
          <table:table-cell table:style-name="ce18"/>
          <table:table-cell table:number-columns-repeated="1004"/>
        </table:table-row>
        <table:table-row table:style-name="ro2">
          <table:table-cell table:number-columns-repeated="2"/>
          <table:table-cell office:value-type="string">
            <text:p>Exif.Image.StripOffsets</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Rating</text:p>
          </table:table-cell>
          <table:table-cell office:value-type="string">
            <text:p>Xmp.xmp.Rating</text:p>
          </table:table-cell>
          <table:table-cell table:style-name="ce18"/>
          <table:table-cell table:number-columns-repeated="1004"/>
        </table:table-row>
        <table:table-row table:style-name="ro2">
          <table:table-cell table:number-columns-repeated="2"/>
          <table:table-cell office:value-type="string">
            <text:p>Exif.Image.Orientation</text:p>
          </table:table-cell>
          <table:table-cell office:value-type="float" office:value="1">
            <text:p>1</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Rating</text:p>
          </table:table-cell>
          <table:table-cell office:value-type="string">
            <text:p>Xmp.MicrosoftPhoto.Rating</text:p>
          </table:table-cell>
          <table:table-cell table:style-name="ce18"/>
          <table:table-cell table:number-columns-repeated="1004"/>
        </table:table-row>
        <table:table-row table:style-name="ro2">
          <table:table-cell table:number-columns-repeated="2"/>
          <table:table-cell office:value-type="string">
            <text:p>Exif.Image.SamplesPerPixel</text:p>
          </table:table-cell>
          <table:table-cell office:value-type="float" office:value="64">
            <text:p>64</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Tags</text:p>
          </table:table-cell>
          <table:table-cell office:value-type="string">
            <text:p>Exif.Image.XPKeywords</text:p>
          </table:table-cell>
          <table:table-cell table:style-name="ce18"/>
          <table:table-cell table:number-columns-repeated="1004"/>
        </table:table-row>
        <table:table-row table:style-name="ro2">
          <table:table-cell table:number-columns-repeated="2"/>
          <table:table-cell office:value-type="string">
            <text:p>Exif.Image.RowsPerStrip</text:p>
          </table:table-cell>
          <table:table-cell office:value-type="float" office:value="2325">
            <text:p>2325</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Tags</text:p>
          </table:table-cell>
          <table:table-cell office:value-type="string">
            <text:p>Xmp.dc.subject</text:p>
          </table:table-cell>
          <table:table-cell table:style-name="ce18"/>
          <table:table-cell table:number-columns-repeated="1004"/>
        </table:table-row>
        <table:table-row table:style-name="ro2">
          <table:table-cell table:number-columns-repeated="2"/>
          <table:table-cell office:value-type="string">
            <text:p>Exif.Image.StripByteCounts</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Tags</text:p>
          </table:table-cell>
          <table:table-cell office:value-type="string">
            <text:p>Xmp.MicrosoftPhoto.LastKeywordXMP</text:p>
          </table:table-cell>
          <table:table-cell table:style-name="ce18"/>
          <table:table-cell table:number-columns-repeated="1004"/>
        </table:table-row>
        <table:table-row table:style-name="ro2">
          <table:table-cell table:number-columns-repeated="2"/>
          <table:table-cell office:value-type="string">
            <text:p>Exif.Image.XResolution</text:p>
          </table:table-cell>
          <table:table-cell office:value-type="float" office:value="72">
            <text:p>72</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Artist</text:p>
          </table:table-cell>
          <table:table-cell office:value-type="string">
            <text:p>Exif.Image.Artist</text:p>
          </table:table-cell>
          <table:table-cell table:style-name="ce18"/>
          <table:table-cell table:number-columns-repeated="1004"/>
        </table:table-row>
        <table:table-row table:style-name="ro2">
          <table:table-cell table:number-columns-repeated="2"/>
          <table:table-cell office:value-type="string">
            <text:p>Exif.Image.YResolu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MetadataManager.raw_to_cleanStr(f_metadata2[key].value)</text:p>
          </table:table-cell>
          <table:table-cell office:value-type="string">
            <text:p>Artist</text:p>
          </table:table-cell>
          <table:table-cell office:value-type="string">
            <text:p>Exif.Image.XPAuthor</text:p>
          </table:table-cell>
          <table:table-cell table:style-name="ce18"/>
          <table:table-cell table:number-columns-repeated="1004"/>
        </table:table-row>
        <table:table-row table:style-name="ro2">
          <table:table-cell table:number-columns-repeated="2"/>
          <table:table-cell office:value-type="string">
            <text:p>Exif.Image.PlanarConfiguration</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Artist</text:p>
          </table:table-cell>
          <table:table-cell office:value-type="string">
            <text:p>Xmp.dc.creator</text:p>
          </table:table-cell>
          <table:table-cell table:style-name="ce17"/>
          <table:table-cell table:number-columns-repeated="1004"/>
        </table:table-row>
        <table:table-row table:style-name="ro2">
          <table:table-cell table:number-columns-repeated="2"/>
          <table:table-cell office:value-type="string">
            <text:p>Exif.Image.ResolutionUnit</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DateCreated</text:p>
          </table:table-cell>
          <table:table-cell office:value-type="string">
            <text:p>Exif.Photo.DateTimeOriginal</text:p>
          </table:table-cell>
          <table:table-cell table:style-name="ce17"/>
          <table:table-cell table:number-columns-repeated="1004"/>
        </table:table-row>
        <table:table-row table:style-name="ro2">
          <table:table-cell table:number-columns-repeated="2"/>
          <table:table-cell office:value-type="string">
            <text:p>Exif.Image.InterColorProfile</text:p>
          </table:table-cell>
          <table:table-cell office:value-type="string">
            <text:p>?</text:p>
          </table:table-cell>
          <table:table-cell table:number-columns-repeated="6"/>
          <table:table-cell table:style-name="ce18"/>
          <table:table-cell table:number-columns-repeated="2"/>
          <table:table-cell table:style-name="ce27"/>
          <table:table-cell table:style-name="ce34"/>
          <table:table-cell/>
          <table:table-cell table:style-name="ce22" office:value-type="string">
            <text:p>f_metadata2[key].value</text:p>
          </table:table-cell>
          <table:table-cell office:value-type="string">
            <text:p>DateCreated</text:p>
          </table:table-cell>
          <table:table-cell office:value-type="string">
            <text:p>Exif.Photo.DateTimeDigitized</text:p>
          </table:table-cell>
          <table:table-cell table:style-name="ce17"/>
          <table:table-cell table:number-columns-repeated="1004"/>
        </table:table-row>
        <table:table-row table:style-name="ro1">
          <table:table-cell table:number-columns-repeated="10"/>
          <table:table-cell table:style-name="ce18"/>
          <table:table-cell table:number-columns-repeated="2"/>
          <table:table-cell table:style-name="ce27"/>
          <table:table-cell table:style-name="ce34"/>
          <table:table-cell table:number-columns-repeated="4"/>
          <table:table-cell table:style-name="ce17"/>
          <table:table-cell table:number-columns-repeated="1004"/>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1.tiff</text:p>
          </table:table-cell>
          <table:table-cell table:number-columns-repeated="2" office:value-type="string">
            <text:p>Title</text:p>
          </table:table-cell>
          <table:table-cell table:style-name="ce17" office:value-type="string">
            <text:p>sample title</text:p>
          </table:table-cell>
          <table:table-cell office:value-type="string">
            <text:p>Exif.Image.ImageDescription</text:p>
          </table:table-cell>
          <table:table-cell office:value-type="string">
            <text:p>sample title</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1m.tiff</text:p>
          </table:table-cell>
          <table:table-cell office:value-type="string">
            <text:p>Title</text:p>
          </table:table-cell>
          <table:table-cell office:value-type="string">
            <text:p>Exif.Image.ImageDescription</text:p>
          </table:table-cell>
          <table:table-cell table:style-name="ce17" office:value-type="string">
            <text:p>communism</text:p>
          </table:table-cell>
          <table:table-cell table:number-columns-repeated="2"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Title</text:p>
          </table:table-cell>
          <table:table-cell office:value-type="string">
            <text:p>Exif.Image.Predictor</text:p>
          </table:table-cell>
          <table:table-cell table:style-name="ce17"/>
          <table:table-cell table:number-columns-repeated="2" office:value-type="float" office:value="2">
            <text:p>2</text:p>
          </table:table-cell>
          <table:table-cell office:value-type="string">
            <text:p>No</text:p>
          </table:table-cell>
          <table:table-cell table:number-columns-repeated="1001"/>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itle</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6 105 116 108 101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16 105 116 108 101 62 60 100 99 58 100 101 115 99 114 105 112 116 105 111 110 62 60 114 100 102 58 65 108 116 32 120 109 108 110 115 58 114 100 102 61 34 104 116 116 112 58 47 47 119 119 119 46 119 51 46 111 114 103 47 49 57 57 57 47 48 50 47 50 50 45 114 100 102 45 115 121 110 116 97 120 45 110 115 35 34 62 60 114 100 102 58 108 105 32 120 109 108 58 108 97 110 103 61 34 120 45 100 101 102 97 117 108 116 34 62 99 111 109 109 117 110 105 115 109 60 47 114 100 102 58 108 105 62 60 47 114 100 102 58 65 108 116 62 13 10 9 9 9 60 47 100 99 58 100 101 115 99 114 105 112 116 105 111 110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itle</text:p>
          </table:table-cell>
          <table:table-cell office:value-type="string">
            <text:p>Exif.Image.ExifTag</text:p>
          </table:table-cell>
          <table:table-cell table:style-name="ce17"/>
          <table:table-cell office:value-type="float" office:value="6460">
            <text:p>6460</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PTitle</text:p>
          </table:table-cell>
          <table:table-cell office:value-type="string">
            <text:p>sample titl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itle</text:p>
          </table:table-cell>
          <table:table-cell office:value-type="string">
            <text:p>Exif.Image.XPTitle</text:p>
          </table:table-cell>
          <table:table-cell table:style-name="ce17"/>
          <table:table-cell office:value-type="string">
            <text:p>99 0 111 0 109 0 109 0 117 0 110 0 105 0 115 0 109 0 0 0</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dc.title</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title</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dc.description</text:p>
          </table:table-cell>
          <table:table-cell office:value-type="string">
            <text:p>sample title</text:p>
          </table:table-cell>
          <table:table-cell office:value-type="string">
            <text:p>&lt;class 'dict'&gt;</text:p>
          </table:table-cell>
          <table:table-cell office:value-type="string">
            <text:p>f_metadata2[key].value['x-default']</text:p>
          </table:table-cell>
          <table:table-cell table:number-columns-repeated="2"/>
          <table:table-cell office:value-type="string">
            <text:p>Title</text:p>
          </table:table-cell>
          <table:table-cell office:value-type="string">
            <text:p>Xmp.dc.description</text:p>
          </table:table-cell>
          <table:table-cell table:style-name="ce17"/>
          <table:table-cell office:value-type="string">
            <text:p>{'x-default': 'communism'}</text:p>
          </table:table-cell>
          <table:table-cell office:value-type="string">
            <text:p>communism</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itle</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table:number-columns-repeated="1001"/>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2.tiff</text:p>
          </table:table-cell>
          <table:table-cell office:value-type="string">
            <text:p>Subject</text:p>
          </table:table-cell>
          <table:table-cell office:value-type="string">
            <text:p>Description</text:p>
          </table:table-cell>
          <table:table-cell table:style-name="ce17" office:value-type="string">
            <text:p>this isn't a good picture</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2m.tiff</text:p>
          </table:table-cell>
          <table:table-cell office:value-type="string">
            <text:p>Description</text:p>
          </table:table-cell>
          <table:table-cell office:value-type="string">
            <text:p>Exif.Image.Predictor</text:p>
          </table:table-cell>
          <table:table-cell table:style-name="ce17" office:value-type="string">
            <text:p>mood</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PSubject</text:p>
          </table:table-cell>
          <table:table-cell office:value-type="string">
            <text:p>this isn't a good picture</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Subject</text:p>
          </table:table-cell>
          <table:table-cell table:style-name="ce17"/>
          <table:table-cell office:value-type="string">
            <text:p>109 0 111 0 111 0 100 0 0 0</text:p>
          </table:table-cell>
          <table:table-cell office:value-type="string">
            <text:p>mood</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3.tiff</text:p>
          </table:table-cell>
          <table:table-cell office:value-type="string">
            <text:p>Comments</text:p>
          </table:table-cell>
          <table:table-cell office:value-type="string">
            <text:p>Description</text:p>
          </table:table-cell>
          <table:table-cell table:style-name="ce17" office:value-type="string">
            <text:p>this is the only picture we have of my grandpa</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3m.tiff</text:p>
          </table:table-cell>
          <table:table-cell office:value-type="string">
            <text:p>Description</text:p>
          </table:table-cell>
          <table:table-cell office:value-type="string">
            <text:p>Exif.Image.Predictor</text:p>
          </table:table-cell>
          <table:table-cell table:style-name="ce17" office:value-type="string">
            <text:p>it's really fun~ to. do this :)c</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Description</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47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Description</text:p>
          </table:table-cell>
          <table:table-cell office:value-type="string">
            <text:p>Exif.Image.ExifTag</text:p>
          </table:table-cell>
          <table:table-cell table:style-name="ce17"/>
          <table:table-cell office:value-type="float" office:value="5862">
            <text:p>5862</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Photo.0xea1c</text:p>
          </table:table-cell>
          <table:table-cell table:style-name="ce17"/>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PComment</text:p>
          </table:table-cell>
          <table:table-cell office:value-type="string">
            <text:p>this is the only picture we have of my grandpa</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Description</text:p>
          </table:table-cell>
          <table:table-cell office:value-type="string">
            <text:p>Exif.Image.XPComment</text:p>
          </table:table-cell>
          <table:table-cell table:style-name="ce17"/>
          <table:table-cell office:value-type="string">
            <text:p>105 0 116 0 39 0 115 0 32 0 114 0 101 0 97 0 108 0 108 0 121 0 32 0 102 0 117 0 110 0 126 0 32 0 116 0 111 0 46 0 32 0 100 0 111 0 32 0 116 0 104 0 105 0 115 0 32 0 58 0 41 0 99 0 0 0</text:p>
          </table:table-cell>
          <table:table-cell office:value-type="string">
            <text:p>it's really fun~ to. do this :)c</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Description</text:p>
          </table:table-cell>
          <table:table-cell office:value-type="string">
            <text:p>Exif.Image.0xea1c</text:p>
          </table:table-cell>
          <table:table-cell table:style-name="ce17"/>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1">
          <table:table-cell table:style-name="Default"/>
          <table:table-cell table:number-columns-repeated="2"/>
          <table:table-cell table:style-name="Default"/>
          <table:table-cell table:number-columns-repeated="6"/>
          <table:table-cell table:style-name="ce17"/>
          <table:table-cell table:number-columns-repeated="8"/>
          <table:table-cell table:style-name="ce17"/>
          <table:table-cell table:number-columns-repeated="1004"/>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4.tiff</text:p>
          </table:table-cell>
          <table:table-cell table:number-columns-repeated="2" office:value-type="string">
            <text:p>Rating</text:p>
          </table:table-cell>
          <table:table-cell table:style-name="ce17" office:value-type="float" office:value="2">
            <text:p>2</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4m.tiff</text:p>
          </table:table-cell>
          <table:table-cell office:value-type="string">
            <text:p>Rating</text:p>
          </table:table-cell>
          <table:table-cell office:value-type="string">
            <text:p>Exif.Image.Predictor</text:p>
          </table:table-cell>
          <table:table-cell table:style-name="ce17" office:value-type="float" office:value="3">
            <text:p>3</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Rating</text:p>
          </table:table-cell>
          <table:table-cell office:value-type="string">
            <text:p>Exif.Image.XMLPacket</text:p>
          </table:table-cell>
          <table:table-cell table:style-name="ce17"/>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20 109 112 61 34 104 116 116 112 58 47 47 110 115 46 97 100 111 98 101 46 99 111 109 47 120 97 112 47 49 46 48 47 34 62 60 120 109 112 58 82 97 116 105 110 103 62 51 60 47 120 109 112 58 82 97 116 105 110 103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82 97 116 105 110 103 62 53 48 60 47 77 105 99 114 111 115 111 102 116 80 104 111 116 111 58 82 97 116 105 110 103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text:p>
          </table:table-cell>
          <table:table-cell table:style-name="ce17"/>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RatingPercent</text:p>
          </table:table-cell>
          <table:table-cell office:value-type="float" office:value="25">
            <text:p>25</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Exif.Image.RatingPercent</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Rating</text:p>
          </table:table-cell>
          <table:table-cell office:value-type="string">
            <text:p>Exif.Image.ExifTag</text:p>
          </table:table-cell>
          <table:table-cell/>
          <table:table-cell office:value-type="float" office:value="6236">
            <text:p>6236</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xmp.Rating</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Rating</text:p>
          </table:table-cell>
          <table:table-cell office:value-type="string">
            <text:p>Xmp.xmp.Rating</text:p>
          </table:table-cell>
          <table:table-cell/>
          <table:table-cell table:number-columns-repeated="2" office:value-type="float" office:value="3">
            <text:p>3</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6"/>
          <table:table-cell table:style-name="ce17"/>
          <table:table-cell office:value-type="string">
            <text:p>Xmp.MicrosoftPhoto.Rating</text:p>
          </table:table-cell>
          <table:table-cell office:value-type="float" office:value="25">
            <text:p>25</text:p>
          </table:table-cell>
          <table:table-cell office:value-type="string">
            <text:p>&lt;class 'str'&gt;</text:p>
          </table:table-cell>
          <table:table-cell office:value-type="string">
            <text:p>f_metadata2[key].value</text:p>
          </table:table-cell>
          <table:table-cell table:number-columns-repeated="2"/>
          <table:table-cell office:value-type="string">
            <text:p>Rating</text:p>
          </table:table-cell>
          <table:table-cell office:value-type="string">
            <text:p>Xmp.MicrosoftPhoto.Rating</text:p>
          </table:table-cell>
          <table:table-cell/>
          <table:table-cell table:number-columns-repeated="2" office:value-type="float" office:value="50">
            <text:p>50</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office:value-type="string">
            <text:p>yes</text:p>
          </table:table-cell>
          <table:table-cell table:number-columns-repeated="5"/>
          <table:table-cell table:style-name="ce1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Rating</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7"/>
          <table:table-cell table:number-columns-repeated="1013"/>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5.tiff</text:p>
          </table:table-cell>
          <table:table-cell table:number-columns-repeated="2" office:value-type="string">
            <text:p>Tags</text:p>
          </table:table-cell>
          <table:table-cell office:value-type="string">
            <text:p>cat;paper;just me;Doctor;</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5m.tiff</text:p>
          </table:table-cell>
          <table:table-cell office:value-type="string">
            <text:p>Tags</text:p>
          </table:table-cell>
          <table:table-cell office:value-type="string">
            <text:p>Exif.Image.Predictor</text:p>
          </table:table-cell>
          <table:table-cell office:value-type="string">
            <text:p>cat;skeleton</text:p>
          </table:table-cell>
          <table:table-cell table:number-columns-repeated="2" office:value-type="float" office:value="2">
            <text:p>2</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Tags</text:p>
          </table:table-cell>
          <table:table-cell office:value-type="string">
            <text:p>Exif.Image.XMLPacket</text:p>
          </table:table-cell>
          <table:table-cell/>
          <table:table-cell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115 117 98 106 101 99 116 62 60 114 100 102 58 66 97 103 32 120 109 108 110 115 58 114 100 102 61 34 104 116 116 112 58 47 47 119 119 119 46 119 51 46 111 114 103 47 49 57 57 57 47 48 50 47 50 50 45 114 100 102 45 115 121 110 116 97 120 45 110 115 35 34 62 60 114 100 102 58 108 105 62 99 97 116 60 47 114 100 102 58 108 105 62 60 114 100 102 58 108 105 62 115 107 101 108 101 116 111 110 60 47 114 100 102 58 108 105 62 60 47 114 100 102 58 66 97 103 62 13 10 9 9 9 60 47 100 99 58 115 117 98 106 101 99 116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60 63 120 112 97 99 107 101 116 32 101 110 100 61 39 119 39 63 62</text:p>
          </table:table-cell>
          <table:table-cell office:value-type="string">
            <text:p>large empty xml space</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Tags</text:p>
          </table:table-cell>
          <table:table-cell office:value-type="string">
            <text:p>Exif.Image.ExifTag</text:p>
          </table:table-cell>
          <table:table-cell/>
          <table:table-cell office:value-type="float" office:value="6314">
            <text:p>6314</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Photo.0xea1c</text:p>
          </table:table-cell>
          <table:table-cell/>
          <table:table-cell office:value-type="string">
            <text:p>...</text:p>
          </table:table-cell>
          <table:table-cell office:value-type="string">
            <text:p>useless</text:p>
          </table:table-cell>
          <table:table-cell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PKeywords</text:p>
          </table:table-cell>
          <table:table-cell office:value-type="string">
            <text:p>cat;paper;just me;Doctor</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Tags</text:p>
          </table:table-cell>
          <table:table-cell office:value-type="string">
            <text:p>Exif.Image.XPKeywords</text:p>
          </table:table-cell>
          <table:table-cell/>
          <table:table-cell office:value-type="string">
            <text:p>99 0 97 0 116 0 59 0 115 0 107 0 101 0 108 0 101 0 116 0 111 0 110 0 0 0</text:p>
          </table:table-cell>
          <table:table-cell office:value-type="string">
            <text:p>cat;skeleton</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Exif.Image.0xea1c</text:p>
          </table:table-cell>
          <table:table-cell/>
          <table:table-cell office:value-type="string">
            <text:p>...</text:p>
          </table:table-cell>
          <table:table-cell office:value-type="string">
            <text:p>useless</text:p>
          </table:table-cell>
          <table:table-cell office:value-type="string">
            <text:p>Yes. Data changed</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dc.subject</text:p>
          </table:table-cell>
          <table:table-cell office:value-type="string">
            <text:p>['cat', 'paper', 'just me', 'Doctor']</text:p>
          </table:table-cell>
          <table:table-cell office:value-type="string">
            <text:p>&lt;class 'list'&gt;</text:p>
          </table:table-cell>
          <table:table-cell office:value-type="string">
            <text:p>f_metadata2[key].value</text:p>
          </table:table-cell>
          <table:table-cell table:number-columns-repeated="2"/>
          <table:table-cell office:value-type="string">
            <text:p>Tags</text:p>
          </table:table-cell>
          <table:table-cell office:value-type="string">
            <text:p>Xmp.dc.subject</text:p>
          </table:table-cell>
          <table:table-cell/>
          <table:table-cell table:number-columns-repeated="2" office:value-type="string">
            <text:p>['cat', 'skeleton']</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Tags</text:p>
          </table:table-cell>
          <table:table-cell office:value-type="string">
            <text:p>Xmp.xmpMM.InstanceID</text:p>
          </table:table-cell>
          <table:table-cell/>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020"/>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6.tiff</text:p>
          </table:table-cell>
          <table:table-cell office:value-type="string">
            <text:p>Authors</text:p>
          </table:table-cell>
          <table:table-cell office:value-type="string">
            <text:p>Artist</text:p>
          </table:table-cell>
          <table:table-cell table:style-name="ce17" office:value-type="string">
            <text:p>actor: Miles, Sam, director: Bob, Tom Fart</text:p>
          </table:table-cell>
          <table:table-cell office:value-type="string">
            <text:p>Exif.Image.Artist</text:p>
          </table:table-cell>
          <table:table-cell office:value-type="string">
            <text:p>actor: Miles, Sam, director: Bob, Tom Fart</text:p>
          </table:table-cell>
          <table:table-cell office:value-type="string">
            <text:p>&lt;class 'str'&gt;</text:p>
          </table:table-cell>
          <table:table-cell office:value-type="string">
            <text:p>f_metadata2[key].value</text:p>
          </table:table-cell>
          <table:table-cell office:value-type="string">
            <text:p>tiff</text:p>
          </table:table-cell>
          <table:table-cell office:value-type="string">
            <text:p>tiny6m.tiff</text:p>
          </table:table-cell>
          <table:table-cell office:value-type="string">
            <text:p>Artist</text:p>
          </table:table-cell>
          <table:table-cell office:value-type="string">
            <text:p>Exif.Image.Artist</text:p>
          </table:table-cell>
          <table:table-cell table:style-name="ce17" office:value-type="string">
            <text:p>Paul Blart; Dr. eggman;</text:p>
          </table:table-cell>
          <table:table-cell office:value-type="string">
            <text:p>Paul Blart;Dr. eggman</text:p>
          </table:table-cell>
          <table:table-cell office:value-type="string">
            <text:p>Paul Blart;Dr. eggman</text:p>
          </table:table-cell>
          <table:table-cell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table:number-columns-repeated="2"/>
          <table:table-cell office:value-type="string">
            <text:p>Artist</text:p>
          </table:table-cell>
          <table:table-cell table:style-name="ce27" office:value-type="string">
            <text:p>Exif.Image.Predictor</text:p>
          </table:table-cell>
          <table:table-cell table:style-name="ce17"/>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2"/>
          <table:table-cell office:value-type="string">
            <text:p>Artist</text:p>
          </table:table-cell>
          <table:table-cell table:style-name="ce27" office:value-type="string">
            <text:p>Exif.Image.XMLPacket</text:p>
          </table:table-cell>
          <table:table-cell table:style-name="ce17"/>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62 60 100 99 58 99 114 101 97 116 111 114 62 60 114 100 102 58 83 101 113 32 120 109 108 110 115 58 114 100 102 61 34 104 116 116 112 58 47 47 119 119 119 46 119 51 46 111 114 103 47 49 57 57 57 47 48 50 47 50 50 45 114 100 102 45 115 121 110 116 97 120 45 110 115 35 34 62 60 114 100 102 58 108 105 62 80 97 117 108 32 66 108 97 114 116 60 47 114 100 102 58 108 105 62 60 114 100 102 58 108 105 62 68 114 46 32 101 103 103 109 97 110 60 47 114 100 102 58 108 105 62 60 47 114 100 102 58 83 101 113 62 13 10 9 9 9 60 47 100 99 58 99 114 101 97 116 111 114 62 60 47 114 100 102 58 68 101 115 99 114 105 112 116 105 111 110 62 60 114 100 102 58 68 101 115 99 114 105 112 116 105 111 110 32 114 100 102 58 97 98 111 117 116 61 34 117 117 105 100 58 102 97 102 53 98 100 100 53 45 98 97 51 100 45 49 49 100 97 45 97 100 51 49 45 100 51 51 100 55 53 49 56 50 102 49 98 34 32 120 109 108 110 115 58 100 99 61 34 104 116 116 112 58 47 47 112 117 114 108 46 111 114 103 47 100 99 47 101 108 101 109 101 110 116 115 47 49 46 49 47 34 47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ExifTag</text:p>
          </table:table-cell>
          <table:table-cell office:value-type="string">
            <text:p>useless</text:p>
          </table:table-cell>
          <table:table-cell office:value-type="string">
            <text:p>&lt;class 'int'&gt;</text:p>
          </table:table-cell>
          <table:table-cell office:value-type="string">
            <text:p>useless</text:p>
          </table:table-cell>
          <table:table-cell table:number-columns-repeated="2"/>
          <table:table-cell office:value-type="string">
            <text:p>Artist</text:p>
          </table:table-cell>
          <table:table-cell table:style-name="ce27" office:value-type="string">
            <text:p>Exif.Image.ExifTag</text:p>
          </table:table-cell>
          <table:table-cell table:style-name="ce17"/>
          <table:table-cell table:style-name="ce27" office:value-type="float" office:value="6340">
            <text:p>6340</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Photo.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Photo.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PAuthor</text:p>
          </table:table-cell>
          <table:table-cell office:value-type="string">
            <text:p>actor: Miles, Sam, director: Bob, Tom Fart</text:p>
          </table:table-cell>
          <table:table-cell office:value-type="string">
            <text:p>&lt;class 'str'&gt;</text:p>
          </table:table-cell>
          <table:table-cell office:value-type="string">
            <text:p>MetadataManager.raw_to_cleanStr(f_metadata2[key].value)</text:p>
          </table:table-cell>
          <table:table-cell table:number-columns-repeated="2"/>
          <table:table-cell office:value-type="string">
            <text:p>Artist</text:p>
          </table:table-cell>
          <table:table-cell table:style-name="ce27" office:value-type="string">
            <text:p>Exif.Image.XPAuthor</text:p>
          </table:table-cell>
          <table:table-cell table:style-name="ce17"/>
          <table:table-cell table:style-name="ce27" office:value-type="string">
            <text:p>80 0 97 0 117 0 108 0 32 0 66 0 108 0 97 0 114 0 116 0 59 0 68 0 114 0 46 0 32 0 101 0 103 0 103 0 109 0 97 0 110 0 0 0</text:p>
          </table:table-cell>
          <table:table-cell table:style-name="ce27" office:value-type="string">
            <text:p>Paul Blart;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2"/>
          <table:table-cell office:value-type="string">
            <text:p>Artist</text:p>
          </table:table-cell>
          <table:table-cell table:style-name="ce27" office:value-type="string">
            <text:p>Exif.Image.0xea1c</text:p>
          </table:table-cell>
          <table:table-cell table:style-name="ce17"/>
          <table:table-cell table:style-name="ce27" office:value-type="string">
            <text:p>...</text:p>
          </table:table-cell>
          <table:table-cell table:style-name="ce27" office:value-type="string">
            <text:p>useless</text:p>
          </table:table-cell>
          <table:table-cell table:style-name="ce27" office:value-type="string">
            <text:p>Yes. Data changed</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dc.creator</text:p>
          </table:table-cell>
          <table:table-cell office:value-type="string">
            <text:p>['actor: Miles, Sam, director: Bob, Tom Fart']</text:p>
          </table:table-cell>
          <table:table-cell office:value-type="string">
            <text:p>&lt;class 'list'&gt;</text:p>
          </table:table-cell>
          <table:table-cell office:value-type="string">
            <text:p>f_metadata2[key].value</text:p>
          </table:table-cell>
          <table:table-cell table:number-columns-repeated="2"/>
          <table:table-cell office:value-type="string">
            <text:p>Artist</text:p>
          </table:table-cell>
          <table:table-cell table:style-name="ce27" office:value-type="string">
            <text:p>Xmp.dc.creator</text:p>
          </table:table-cell>
          <table:table-cell table:style-name="ce17"/>
          <table:table-cell table:style-name="ce27" office:value-type="string">
            <text:p>['Paul Blart', 'Dr. eggman']</text:p>
          </table:table-cell>
          <table:table-cell table:style-name="ce27" office:value-type="string">
            <text:p>['Paul Blart', 'Dr. eggman']</text:p>
          </table:table-cell>
          <table:table-cell table:style-name="ce27"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Xmp.xmpMM.InstanceID</text:p>
          </table:table-cell>
          <table:table-cell/>
          <table:table-cell table:style-name="ce27" office:value-type="string">
            <text:p>uuid:faf5bdd5-ba3d-11da-ad31-d33d75182f1b</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4"/>
          <table:table-cell table:style-name="ce27"/>
          <table:table-cell table:style-name="ce18"/>
          <table:table-cell table:style-name="ce27" table:number-columns-repeated="3"/>
          <table:table-cell table:style-name="ce34"/>
          <table:table-cell table:number-columns-repeated="1000"/>
        </table:table-row>
        <table:table-row table:style-name="ro2">
          <table:table-cell table:style-name="Default"/>
          <table:table-cell table:number-columns-repeated="2"/>
          <table:table-cell table:style-name="Default"/>
          <table:table-cell/>
          <table:table-cell office:value-type="string">
            <text:p>tiff</text:p>
          </table:table-cell>
          <table:table-cell office:value-type="string">
            <text:p>tiny.tiff</text:p>
          </table:table-cell>
          <table:table-cell office:value-type="string">
            <text:p>tiny7.tiff</text:p>
          </table:table-cell>
          <table:table-cell office:value-type="string">
            <text:p>Data acuired</text:p>
          </table:table-cell>
          <table:table-cell office:value-type="string">
            <text:p>DateCreated</text:p>
          </table:table-cell>
          <table:table-cell table:style-name="ce18" office:value-type="date" office:date-value="2017-05-01">
            <text:p>05/01/17</text:p>
          </table:table-cell>
          <table:table-cell office:value-type="string">
            <text:p>Exif.Image.Predictor</text:p>
          </table:table-cell>
          <table:table-cell office:value-type="float" office:value="2">
            <text:p>2</text:p>
          </table:table-cell>
          <table:table-cell office:value-type="string">
            <text:p>&lt;class 'int'&gt;</text:p>
          </table:table-cell>
          <table:table-cell office:value-type="string">
            <text:p>f_metadata2[key].value</text:p>
          </table:table-cell>
          <table:table-cell office:value-type="string">
            <text:p>tiff</text:p>
          </table:table-cell>
          <table:table-cell office:value-type="string">
            <text:p>tiny7m.tiff</text:p>
          </table:table-cell>
          <table:table-cell office:value-type="string">
            <text:p>DateCreated</text:p>
          </table:table-cell>
          <table:table-cell table:style-name="ce27" office:value-type="string">
            <text:p>Exif.Image.Predictor</text:p>
          </table:table-cell>
          <table:table-cell table:style-name="ce18" office:value-type="date" office:date-value="2016-05-01">
            <text:p>05/01/16</text:p>
          </table:table-cell>
          <table:table-cell table:number-columns-repeated="2" table:style-name="ce27" office:value-type="float" office:value="2">
            <text:p>2</text:p>
          </table:table-cell>
          <table:table-cell table:style-name="ce27"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XMLPacket</text:p>
          </table:table-cell>
          <table:table-cell office:value-type="string">
            <text:p>large empty xml space</text:p>
          </table:table-cell>
          <table:table-cell office:value-type="string">
            <text:p>&lt;class 'str'&gt;</text:p>
          </table:table-cell>
          <table:table-cell office:value-type="string">
            <text:p>pyexiv2.utils.undefined_to_string(f_metadata2[key].value)</text:p>
          </table:table-cell>
          <table:table-cell table:number-columns-repeated="3"/>
          <table:table-cell table:style-name="ce27" office:value-type="string">
            <text:p>Exif.Image.XMLPacket</text:p>
          </table:table-cell>
          <table:table-cell table:style-name="ce18"/>
          <table:table-cell table:style-name="ce27" office:value-type="string">
            <text:p>60 63 120 112 97 99 107 101 116 32 98 101 103 105 110 61 39 239 187 191 39 32 105 100 61 39 87 53 77 48 77 112 67 101 104 105 72 122 114 101 83 122 78 84 99 122 107 99 57 100 39 63 62 13 10 60 120 58 120 109 112 109 101 116 97 32 120 109 108 110 115 58 120 61 34 97 100 111 98 101 58 110 115 58 109 101 116 97 47 34 62 60 114 100 102 58 82 68 70 32 120 109 108 110 115 58 114 100 102 61 34 104 116 116 112 58 47 47 119 119 119 46 119 51 46 111 114 103 47 49 57 57 57 47 48 50 47 50 50 45 114 100 102 45 115 121 110 116 97 120 45 110 115 35 34 62 60 114 100 102 58 68 101 115 99 114 105 112 116 105 111 110 32 114 100 102 58 97 98 111 117 116 61 34 117 117 105 100 58 102 97 102 53 98 100 100 53 45 98 97 51 100 45 49 49 100 97 45 97 100 51 49 45 100 51 51 100 55 53 49 56 50 102 49 98 34 32 120 109 108 110 115 58 77 105 99 114 111 115 111 102 116 80 104 111 116 111 61 34 104 116 116 112 58 47 47 110 115 46 109 105 99 114 111 115 111 102 116 46 99 111 109 47 112 104 111 116 111 47 49 46 48 47 34 62 60 77 105 99 114 111 115 111 102 116 80 104 111 116 111 58 68 97 116 101 65 99 113 117 105 114 101 100 62 50 48 49 54 45 48 53 45 48 49 84 49 49 58 51 51 58 48 56 46 53 54 50 60 47 77 105 99 114 111 115 111 102 116 80 104 111 116 111 58 68 97 116 101 65 99 113 117 105 114 101 100 62 60 47 114 100 102 58 68 101 115 99 114 105 112 116 105 111 110 62 60 47 114 100 102 58 82 68 70 62 60 47 120 58 120 109 112 109 101 116 97 62 13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32 10 32 32 32 32 32 32 32 32 32 32 32 32 32 32 32 32 32 32 32 32 32 32 32 32 32 32 32 32 60 63 120 112 97 99 107 101 116 32 101 110 100 61 39 119 39 63 62</text:p>
          </table:table-cell>
          <table:table-cell table:style-name="ce27" office:value-type="string">
            <text:p>large empty xml space</text:p>
          </table:table-cell>
          <table:table-cell table:style-name="ce27" office:value-type="string">
            <text:p>Yes. Data changed</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ExifTag</text:p>
          </table:table-cell>
          <table:table-cell table:style-name="ce29" office:value-type="string">
            <text:p>useless</text:p>
          </table:table-cell>
          <table:table-cell table:style-name="ce27" office:value-type="string">
            <text:p>&lt;class 'int'&gt;</text:p>
          </table:table-cell>
          <table:table-cell table:style-name="ce34" office:value-type="string">
            <text:p>useless</text:p>
          </table:table-cell>
          <table:table-cell table:number-columns-repeated="3"/>
          <table:table-cell table:style-name="ce27" office:value-type="string">
            <text:p>Exif.Image.ExifTag</text:p>
          </table:table-cell>
          <table:table-cell table:style-name="ce18"/>
          <table:table-cell table:style-name="ce27" office:value-type="float" office:value="6088">
            <text:p>6088</text:p>
          </table:table-cell>
          <table:table-cell table:style-name="ce27" office:value-type="string">
            <text:p>useless</text:p>
          </table:table-cell>
          <table:table-cell table:style-name="ce27" office:value-type="string">
            <text:p>No</text:p>
          </table:table-cell>
          <table:table-cell office:value-type="string">
            <text:p>yes</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Photo.0xea1c</text:p>
          </table:table-cell>
          <table:table-cell table:style-name="ce29" office:value-type="string">
            <text:p>useless</text:p>
          </table:table-cell>
          <table:table-cell table:style-name="ce27" office:value-type="string">
            <text:p>&lt;class 'str'&gt;</text:p>
          </table:table-cell>
          <table:table-cell table:style-name="ce34" office:value-type="string">
            <text:p>useless</text:p>
          </table:table-cell>
          <table:table-cell table:number-columns-repeated="3"/>
          <table:table-cell table:style-name="ce27" office:value-type="string">
            <text:p>Exif.Photo.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Exif.Image.0xea1c</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table:style-name="ce27" office:value-type="string">
            <text:p>Exif.Image.0xea1c</text:p>
          </table:table-cell>
          <table:table-cell table:style-name="ce18"/>
          <table:table-cell table:style-name="ce27" office:value-type="string">
            <text:p>...</text:p>
          </table:table-cell>
          <table:table-cell table:style-name="ce27" office:value-type="string">
            <text:p>useless</text:p>
          </table:table-cell>
          <table:table-cell table:style-name="ce27" office:value-type="string">
            <text:p>No</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MicrosoftPhoto.DateAcquired</text:p>
          </table:table-cell>
          <table:table-cell table:number-columns-repeated="2" office:value-type="string">
            <text:p>pyexiv2.xmp.XmpValueError</text:p>
          </table:table-cell>
          <table:table-cell office:value-type="string">
            <text:p>???</text:p>
          </table:table-cell>
          <table:table-cell table:number-columns-repeated="3"/>
          <table:table-cell table:style-name="ce27" office:value-type="string">
            <text:p>Xmp.MicrosoftPhoto.DateAcquired</text:p>
          </table:table-cell>
          <table:table-cell table:style-name="ce18"/>
          <table:table-cell table:number-columns-repeated="2" table:style-name="ce27" office:value-type="string">
            <text:p>pyexiv2.xmp.XmpValueError</text:p>
          </table:table-cell>
          <table:table-cell table:style-name="ce27" office:value-type="string">
            <text:p>???</text:p>
          </table:table-cell>
          <table:table-cell office:value-type="string">
            <text:p>nope. never did</text:p>
          </table:table-cell>
          <table:table-cell table:number-columns-repeated="1000"/>
        </table:table-row>
        <table:table-row table:style-name="ro2">
          <table:table-cell table:style-name="Default"/>
          <table:table-cell table:number-columns-repeated="2"/>
          <table:table-cell table:style-name="Default"/>
          <table:table-cell table:number-columns-repeated="7"/>
          <table:table-cell office:value-type="string">
            <text:p>Xmp.xmpMM.InstanceID</text:p>
          </table:table-cell>
          <table:table-cell office:value-type="string">
            <text:p>useless</text:p>
          </table:table-cell>
          <table:table-cell office:value-type="string">
            <text:p>&lt;class 'str'&gt;</text:p>
          </table:table-cell>
          <table:table-cell office:value-type="string">
            <text:p>useless</text:p>
          </table:table-cell>
          <table:table-cell table:number-columns-repeated="3"/>
          <table:table-cell office:value-type="string">
            <text:p>Xmp.xmpMM.InstanceID</text:p>
          </table:table-cell>
          <table:table-cell table:style-name="ce18"/>
          <table:table-cell office:value-type="string">
            <text:p>uuid:faf5bdd5-ba3d-11da-ad31-d33d75182f1b</text:p>
          </table:table-cell>
          <table:table-cell office:value-type="string">
            <text:p>useless</text:p>
          </table:table-cell>
          <table:table-cell office:value-type="string">
            <text:p>No</text:p>
          </table:table-cell>
          <table:table-cell office:value-type="string">
            <text:p>yes</text:p>
          </table:table-cell>
          <table:table-cell table:number-columns-repeated="1000"/>
        </table:table-row>
        <table:table-row table:style-name="ro1">
          <table:table-cell table:style-name="Default"/>
          <table:table-cell table:number-columns-repeated="2"/>
          <table:table-cell table:style-name="Default"/>
          <table:table-cell table:number-columns-repeated="15"/>
          <table:table-cell table:style-name="ce18"/>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5"/>
          <table:table-cell table:style-name="ce18"/>
          <table:table-cell table:number-columns-repeated="8"/>
          <table:table-cell table:style-name="ce18"/>
          <table:table-cell table:number-columns-repeated="3"/>
          <table:table-cell table:style-name="ce34"/>
          <table:table-cell table:number-columns-repeated="1000"/>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8.tiff</text:p>
          </table:table-cell>
          <table:table-cell office:value-type="string">
            <text:p>Program name</text:p>
          </table:table-cell>
          <table:table-cell office:value-type="string">
            <text:p>hidden software mark</text:p>
          </table:table-cell>
          <table:table-cell table:style-name="ce17" office:value-type="string">
            <text:p>editted by: tagger v0.1</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27"/>
          <table:table-cell table:number-columns-repeated="3"/>
          <table:table-cell table:style-name="ce34"/>
          <table:table-cell table:style-name="ce28"/>
          <table:table-cell table:style-name="ce25" table:number-columns-repeated="2"/>
          <table:table-cell table:number-columns-repeated="997"/>
        </table:table-row>
        <table:table-row table:style-name="ro2">
          <table:table-cell table:style-name="Default"/>
          <table:table-cell table:number-columns-repeated="2"/>
          <table:table-cell table:style-name="Default"/>
          <table:table-cell office:value-type="string">
            <text:p>yes</text:p>
          </table:table-cell>
          <table:table-cell office:value-type="string">
            <text:p>tiff</text:p>
          </table:table-cell>
          <table:table-cell office:value-type="string">
            <text:p>tiny.tiff</text:p>
          </table:table-cell>
          <table:table-cell office:value-type="string">
            <text:p>tiny9.tiff</text:p>
          </table:table-cell>
          <table:table-cell office:value-type="string">
            <text:p>EXIF version</text:p>
          </table:table-cell>
          <table:table-cell office:value-type="string">
            <text:p>hidden software mark</text:p>
          </table:table-cell>
          <table:table-cell table:style-name="ce17" office:value-type="float" office:value="2.3">
            <text:p>2.3</text:p>
          </table:table-cell>
          <table:table-cell table:style-name="ce25" office:value-type="string">
            <text:p>none. access restricted</text:p>
          </table:table-cell>
          <table:table-cell table:style-name="ce28"/>
          <table:table-cell table:style-name="ce25"/>
          <table:table-cell table:style-name="ce33"/>
          <table:table-cell table:style-name="ce28"/>
          <table:table-cell table:style-name="ce25" table:number-columns-repeated="2"/>
          <table:table-cell/>
          <table:table-cell table:style-name="ce27"/>
          <table:table-cell table:number-columns-repeated="3"/>
          <table:table-cell table:style-name="ce34"/>
          <table:table-cell table:style-name="ce28"/>
          <table:table-cell table:style-name="ce25" table:number-columns-repeated="2"/>
          <table:table-cell table:number-columns-repeated="997"/>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4"/>
          <table:table-cell table:style-name="ce27"/>
          <table:table-cell table:number-columns-repeated="3"/>
          <table:table-cell table:style-name="ce34"/>
          <table:table-cell table:number-columns-repeated="1000"/>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table:style-name="Default"/>
          <table:table-cell table:number-columns-repeated="2"/>
          <table:table-cell table:style-name="Default"/>
          <table:table-cell office:value-type="string">
            <text:p>yes</text:p>
          </table:table-cell>
          <table:table-cell table:number-columns-repeated="13"/>
          <table:table-cell table:style-name="ce22"/>
          <table:table-cell table:number-columns-repeated="1005"/>
        </table:table-row>
        <table:table-row table:style-name="ro1">
          <table:table-cell office:value-type="string">
            <text:p>mp4</text:p>
          </table:table-cell>
          <table:table-cell office:value-type="string">
            <text:p>doggo.mp4</text:p>
          </table:table-cell>
          <table:table-cell office:value-type="string">
            <text:p>not supported. testing stopped</text:p>
          </table:table-cell>
          <table:table-cell table:number-columns-repeated="15"/>
          <table:table-cell table:style-name="ce22"/>
          <table:table-cell table:number-columns-repeated="1005"/>
        </table:table-row>
        <table:table-row table:style-name="ro1" table:number-rows-repeated="5">
          <table:table-cell table:number-columns-repeated="18"/>
          <table:table-cell table:style-name="ce22"/>
          <table:table-cell table:number-columns-repeated="1005"/>
        </table:table-row>
        <table:table-row table:style-name="ro1">
          <table:table-cell table:number-columns-repeated="4"/>
          <table:table-cell office:value-type="float" office:value="77">
            <text:p>77</text:p>
          </table:table-cell>
          <table:table-cell table:number-columns-repeated="13"/>
          <table:table-cell table:style-name="ce22"/>
          <table:table-cell table:number-columns-repeated="1005"/>
        </table:table-row>
        <table:table-row table:style-name="ro1">
          <table:table-cell table:number-columns-repeated="18"/>
          <table:table-cell table:style-name="ce22"/>
          <table:table-cell table:number-columns-repeated="1005"/>
        </table:table-row>
        <table:table-row table:style-name="ro1" table:number-rows-repeated="2">
          <table:table-cell table:number-columns-repeated="18"/>
          <table:table-cell table:style-name="ce22"/>
          <table:table-cell/>
          <table:table-cell table:style-name="ce27"/>
          <table:table-cell table:number-columns-repeated="1003"/>
        </table:table-row>
        <table:table-row table:style-name="ro1" table:number-rows-repeated="1048404">
          <table:table-cell table:number-columns-repeated="1024"/>
        </table:table-row>
        <table:table-row table:style-name="ro1">
          <table:table-cell table:number-columns-repeated="1024"/>
        </table:table-row>
      </table:table>
      <table:table table:name="accepted keys" table:style-name="ta1" table:print="false">
        <table:table-column table:style-name="co5" table:default-cell-style-name="Default"/>
        <table:table-column table:style-name="co17" table:default-cell-style-name="Default"/>
        <table:table-column table:style-name="co22" table:default-cell-style-name="Default"/>
        <table:table-column table:style-name="co25" table:default-cell-style-name="ce37"/>
        <table:table-column table:style-name="co5" table:number-columns-repeated="2" table:default-cell-style-name="Default"/>
        <table:table-column table:style-name="co45" table:default-cell-style-name="Default"/>
        <table:table-column table:style-name="co25" table:default-cell-style-name="Default"/>
        <table:table-column table:style-name="co41"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row table:style-name="ro1">
          <table:table-cell office:value-type="string">
            <text:p>Filetype</text:p>
          </table:table-cell>
          <table:table-cell office:value-type="string">
            <text:p>Metadata type</text:p>
          </table:table-cell>
          <table:table-cell office:value-type="string">
            <text:p>key</text:p>
          </table:table-cell>
          <table:table-cell table:style-name="Default" office:value-type="string">
            <text:p>parser to read</text:p>
          </table:table-cell>
          <table:table-cell table:number-columns-repeated="4"/>
          <table:table-cell office:value-type="string">
            <text:p>rating</text:p>
          </table:table-cell>
          <table:table-cell office:value-type="string">
            <text:p>Exif.Image.Rating</text:p>
          </table:table-cell>
          <table:table-cell office:value-type="string">
            <text:p>Exif.Image.RatingPercent</text:p>
          </table:table-cell>
          <table:table-cell office:value-type="string">
            <text:p>Xmp.xmp.Rating</text:p>
          </table:table-cell>
          <table:table-cell office:value-type="string">
            <text:p>Xmp.MicrosoftPhoto.Rating</text:p>
          </table:table-cell>
        </table:table-row>
        <table:table-row table:style-name="ro1">
          <table:table-cell office:value-type="string">
            <text:p>jpeg</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4"/>
          <table:table-cell office:value-type="float" office:value="0">
            <text:p>0</text:p>
          </table:table-cell>
          <table:table-cell table:number-columns-repeated="4"/>
        </table:table-row>
        <table:table-row table:style-name="ro1">
          <table:table-cell office:value-type="string">
            <text:p>jpeg</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4"/>
          <table:table-cell table:number-columns-repeated="5" office:value-type="float" office:value="1">
            <text:p>1</text:p>
          </table:table-cell>
        </table:table-row>
        <table:table-row table:style-name="ro6">
          <table:table-cell office:value-type="string">
            <text:p>jpeg</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4"/>
          <table:table-cell table:number-columns-repeated="2" office:value-type="float" office:value="2">
            <text:p>2</text:p>
          </table:table-cell>
          <table:table-cell office:value-type="float" office:value="25">
            <text:p>25</text:p>
          </table:table-cell>
          <table:table-cell office:value-type="float" office:value="2">
            <text:p>2</text:p>
          </table:table-cell>
          <table:table-cell office:value-type="float" office:value="25">
            <text:p>25</text:p>
          </table:table-cell>
        </table:table-row>
        <table:table-row table:style-name="ro1">
          <table:table-cell table:number-columns-repeated="3"/>
          <table:table-cell table:style-name="Default"/>
          <table:table-cell table:number-columns-repeated="4"/>
          <table:table-cell table:number-columns-repeated="2" office:value-type="float" office:value="3">
            <text:p>3</text:p>
          </table:table-cell>
          <table:table-cell office:value-type="float" office:value="50">
            <text:p>50</text:p>
          </table:table-cell>
          <table:table-cell office:value-type="float" office:value="3">
            <text:p>3</text:p>
          </table:table-cell>
          <table:table-cell office:value-type="float" office:value="50">
            <text:p>50</text:p>
          </table:table-cell>
        </table:table-row>
        <table:table-row table:style-name="ro6">
          <table:table-cell table:style-name="ce30" office:value-type="string">
            <text:p>jpeg</text:p>
          </table:table-cell>
          <table:table-cell table:style-name="ce30" office:value-type="string">
            <text:p>Description</text:p>
          </table:table-cell>
          <table:table-cell table:style-name="ce30" office:value-type="string">
            <text:p>Exif.Image.XPSubject</text:p>
          </table:table-cell>
          <table:table-cell table:style-name="ce38" office:value-type="string">
            <text:p>MetadataManager.raw_to_cleanStr(f_metadata2[key].value)</text:p>
          </table:table-cell>
          <table:table-cell table:number-columns-repeated="4"/>
          <table:table-cell table:number-columns-repeated="2" office:value-type="float" office:value="4">
            <text:p>4</text:p>
          </table:table-cell>
          <table:table-cell office:value-type="float" office:value="75">
            <text:p>75</text:p>
          </table:table-cell>
          <table:table-cell office:value-type="float" office:value="4">
            <text:p>4</text:p>
          </table:table-cell>
          <table:table-cell office:value-type="float" office:value="75">
            <text:p>75</text:p>
          </table:table-cell>
        </table:table-row>
        <table:table-row table:style-name="ro1">
          <table:table-cell office:value-type="string">
            <text:p>jpeg</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4"/>
          <table:table-cell table:number-columns-repeated="2" office:value-type="float" office:value="5">
            <text:p>5</text:p>
          </table:table-cell>
          <table:table-cell office:value-type="float" office:value="99">
            <text:p>99</text:p>
          </table:table-cell>
          <table:table-cell office:value-type="float" office:value="5">
            <text:p>5</text:p>
          </table:table-cell>
          <table:table-cell office:value-type="float" office:value="99">
            <text:p>99</text:p>
          </table:table-cell>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text:p>
          </table:table-cell>
          <table:table-cell table:style-name="Default"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Exif.Image.RatingPercent</text:p>
          </table:table-cell>
          <table:table-cell table:style-name="Default" office:value-type="string">
            <text:p>MetadataManager.percent2rating(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Rating</text:p>
          </table:table-cell>
          <table:table-cell office:value-type="string">
            <text:p>Xmp.MicrosoftPhoto.Rating</text:p>
          </table:table-cell>
          <table:table-cell table:style-name="Default" office:value-type="string">
            <text:p>MetadataManager.percent2rating(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Tags</text:p>
          </table:table-cell>
          <table:table-cell office:value-type="string">
            <text:p>Xmp.MicrosoftPhoto.LastKeywordXMP</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jpeg</text:p>
          </table:table-cell>
          <table:table-cell office:value-type="string">
            <text:p>Artist</text:p>
          </table:table-cell>
          <table:table-cell office:value-type="string">
            <text:p>Xmp.dc.creator</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Original</text:p>
          </table:table-cell>
          <table:table-cell office:value-type="string">
            <text:p>f_metadata2[key].value</text:p>
          </table:table-cell>
          <table:table-cell table:number-columns-repeated="9"/>
        </table:table-row>
        <table:table-row table:style-name="ro1">
          <table:table-cell office:value-type="string">
            <text:p>jpeg</text:p>
          </table:table-cell>
          <table:table-cell office:value-type="string">
            <text:p>Date Created</text:p>
          </table:table-cell>
          <table:table-cell office:value-type="string">
            <text:p>Exif.Photo.DateTimeDigitized</text:p>
          </table:table-cell>
          <table:table-cell office:value-type="string">
            <text:p>f_metadata2[key].value</text:p>
          </table:table-cell>
          <table:table-cell table:number-columns-repeated="9"/>
        </table:table-row>
        <table:table-row table:style-name="ro1" table:number-rows-repeated="5">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itle</text:p>
          </table:table-cell>
          <table:table-cell office:value-type="string">
            <text:p>Exif.Image.ImageDescription</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Exif.Image.XPTitle</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title</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Title</text:p>
          </table:table-cell>
          <table:table-cell office:value-type="string">
            <text:p>Xmp.dc.description</text:p>
          </table:table-cell>
          <table:table-cell office:value-type="string">
            <text:p>f_metadata2[key].value['x-default']</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Subject</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Description</text:p>
          </table:table-cell>
          <table:table-cell office:value-type="string">
            <text:p>Exif.Image.XPComment</text:p>
          </table:table-cell>
          <table:table-cell office:value-type="string">
            <text:p>MetadataManager.raw_to_cleanStr(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Exif.Image.RatingPercen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xmp.Rating</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Rating</text:p>
          </table:table-cell>
          <table:table-cell office:value-type="string">
            <text:p>Xmp.MicrosoftPhoto.Rating</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Tags</text:p>
          </table:table-cell>
          <table:table-cell office:value-type="string">
            <text:p>Exif.Image.XPKeywords</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Tags</text:p>
          </table:table-cell>
          <table:table-cell office:value-type="string">
            <text:p>Xmp.dc.subject</text:p>
          </table:table-cell>
          <table:table-cell office:value-type="string">
            <text:p>f_metadata2[key].value</text:p>
          </table:table-cell>
          <table:table-cell table:number-columns-repeated="9"/>
        </table:table-row>
        <table:table-row table:style-name="ro1">
          <table:table-cell table:number-columns-repeated="3"/>
          <table:table-cell table:style-name="Default"/>
          <table:table-cell table:number-columns-repeated="9"/>
        </table:table-row>
        <table:table-row table:style-name="ro1">
          <table:table-cell office:value-type="string">
            <text:p>TIFF</text:p>
          </table:table-cell>
          <table:table-cell office:value-type="string">
            <text:p>Artist</text:p>
          </table:table-cell>
          <table:table-cell office:value-type="string">
            <text:p>Exif.Image.Artist</text:p>
          </table:table-cell>
          <table:table-cell office:value-type="string">
            <text:p>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Exif.Image.XPAuthor</text:p>
          </table:table-cell>
          <table:table-cell office:value-type="string">
            <text:p>MetadataManager.raw_to_cleanStr(f_metadata2[key].value)</text:p>
          </table:table-cell>
          <table:table-cell table:number-columns-repeated="9"/>
        </table:table-row>
        <table:table-row table:style-name="ro1">
          <table:table-cell office:value-type="string">
            <text:p>TIFF</text:p>
          </table:table-cell>
          <table:table-cell office:value-type="string">
            <text:p>Artist</text:p>
          </table:table-cell>
          <table:table-cell table:style-name="ce27" office:value-type="string">
            <text:p>Xmp.dc.creator</text:p>
          </table:table-cell>
          <table:table-cell office:value-type="string">
            <text:p>f_metadata2[key].value</text:p>
          </table:table-cell>
          <table:table-cell table:number-columns-repeated="9"/>
        </table:table-row>
      </table:table>
      <table:table table:name="the basics" table:style-name="ta1" table:print="false">
        <table:table-column table:style-name="co5" table:default-cell-style-name="Default"/>
        <table:table-column table:style-name="co30"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17"/>
        <table:table-column table:style-name="co5" table:default-cell-style-name="Default"/>
        <table:table-column table:style-name="co39" table:default-cell-style-name="Default"/>
        <table:table-row table:style-name="ro2">
          <table:table-cell/>
          <table:table-cell office:value-type="string">
            <text:p>A list of the metadata types</text:p>
          </table:table-cell>
          <table:table-cell office:value-type="string">
            <text:p>A list of the associated datatypes</text:p>
          </table:table-cell>
          <table:table-cell office:value-type="string">
            <text:p>A list of potential keys associated with each datatype</text:p>
          </table:table-cell>
          <table:table-cell office:value-type="string">
            <text:p>A list of filetypes</text:p>
          </table:table-cell>
          <table:table-cell office:value-type="string">
            <text:p>An empty file for each datatype (available for fresh download via google drive)</text:p>
          </table:table-cell>
          <table:table-cell/>
          <table:table-cell office:value-type="string">
            <text:p>A list of values that we will use for the keys</text:p>
          </table:table-cell>
        </table:table-row>
        <table:table-row table:style-name="ro2">
          <table:table-cell/>
          <table:table-cell office:value-type="string">
            <text:p>Title</text:p>
          </table:table-cell>
          <table:table-cell office:value-type="string">
            <text:p>string</text:p>
          </table:table-cell>
          <table:table-cell office:value-type="string">
            <text:p>init keys test</text:p>
          </table:table-cell>
          <table:table-cell office:value-type="string">
            <text:p>jpeg</text:p>
          </table:table-cell>
          <table:table-cell table:number-columns-repeated="3"/>
        </table:table-row>
        <table:table-row table:style-name="ro2">
          <table:table-cell/>
          <table:table-cell office:value-type="string">
            <text:p>Artist</text:p>
          </table:table-cell>
          <table:table-cell office:value-type="string">
            <text:p>list&lt;string&gt;</text:p>
          </table:table-cell>
          <table:table-cell office:value-type="string">
            <text:p>init keys test</text:p>
          </table:table-cell>
          <table:table-cell office:value-type="string">
            <text:p>png</text:p>
          </table:table-cell>
          <table:table-cell table:number-columns-repeated="3"/>
        </table:table-row>
        <table:table-row table:style-name="ro2">
          <table:table-cell/>
          <table:table-cell office:value-type="string">
            <text:p>Tags</text:p>
          </table:table-cell>
          <table:table-cell office:value-type="string">
            <text:p>list&lt;string&gt;</text:p>
          </table:table-cell>
          <table:table-cell office:value-type="string">
            <text:p>init keys test</text:p>
          </table:table-cell>
          <table:table-cell office:value-type="string">
            <text:p>gif</text:p>
          </table:table-cell>
          <table:table-cell table:number-columns-repeated="3"/>
        </table:table-row>
        <table:table-row table:style-name="ro2">
          <table:table-cell/>
          <table:table-cell office:value-type="string">
            <text:p>Description</text:p>
          </table:table-cell>
          <table:table-cell office:value-type="string">
            <text:p>string</text:p>
          </table:table-cell>
          <table:table-cell office:value-type="string">
            <text:p>init keys test</text:p>
          </table:table-cell>
          <table:table-cell office:value-type="string">
            <text:p>tiff</text:p>
          </table:table-cell>
          <table:table-cell table:number-columns-repeated="3"/>
        </table:table-row>
        <table:table-row table:style-name="ro2">
          <table:table-cell/>
          <table:table-cell office:value-type="string">
            <text:p>Rating</text:p>
          </table:table-cell>
          <table:table-cell office:value-type="string">
            <text:p>int</text:p>
          </table:table-cell>
          <table:table-cell office:value-type="string">
            <text:p>init keys test</text:p>
          </table:table-cell>
          <table:table-cell office:value-type="string">
            <text:p>webm?</text:p>
          </table:table-cell>
          <table:table-cell table:number-columns-repeated="3"/>
        </table:table-row>
        <table:table-row table:style-name="ro2">
          <table:table-cell/>
          <table:table-cell office:value-type="string">
            <text:p>SourceUrl</text:p>
          </table:table-cell>
          <table:table-cell office:value-type="string">
            <text:p>string</text:p>
          </table:table-cell>
          <table:table-cell office:value-type="string">
            <text:p>init keys test</text:p>
          </table:table-cell>
          <table:table-cell table:number-columns-repeated="4"/>
        </table:table-row>
        <table:table-row table:style-name="ro2">
          <table:table-cell/>
          <table:table-cell office:value-type="string">
            <text:p>DateCreated</text:p>
          </table:table-cell>
          <table:table-cell office:value-type="string">
            <text:p>datetime</text:p>
          </table:table-cell>
          <table:table-cell office:value-type="string">
            <text:p>init keys test</text:p>
          </table:table-cell>
          <table:table-cell table:number-columns-repeated="4"/>
        </table:table-row>
        <table:table-row table:style-name="ro2">
          <table:table-cell/>
          <table:table-cell office:value-type="string">
            <text:p>Series info</text:p>
          </table:table-cell>
          <table:table-cell office:value-type="string">
            <text:p>pair&lt;string, int&gt;</text:p>
          </table:table-cell>
          <table:table-cell office:value-type="string">
            <text:p>init keys test</text:p>
          </table:table-cell>
          <table:table-cell table:number-columns-repeated="4"/>
        </table:table-row>
        <table:table-row table:style-name="ro2">
          <table:table-cell/>
          <table:table-cell office:value-type="string">
            <text:p>hidden software mark</text:p>
          </table:table-cell>
          <table:table-cell office:value-type="string">
            <text:p>string</text:p>
          </table:table-cell>
          <table:table-cell office:value-type="string">
            <text:p>init keys test</text:p>
          </table:table-cell>
          <table:table-cell table:number-columns-repeated="4"/>
        </table:table-row>
        <table:table-row table:style-name="ro2">
          <table:table-cell table:number-columns-repeated="3"/>
          <table:table-cell office:value-type="string">
            <text:p>init keys test</text:p>
          </table:table-cell>
          <table:table-cell table:number-columns-repeated="4"/>
        </table:table-row>
        <table:table-row table:style-name="ro2">
          <table:table-cell table:number-columns-repeated="3"/>
          <table:table-cell office:value-type="string">
            <text:p>init keys test</text:p>
          </table:table-cell>
          <table:table-cell table:number-columns-repeated="4"/>
        </table:table-row>
        <table:table-row table:style-name="ro1" table:number-rows-repeated="6">
          <table:table-cell table:number-columns-repeated="8"/>
        </table:table-row>
        <table:table-row table:style-name="ro2">
          <table:table-cell office:value-type="string">
            <text:p>filetype</text:p>
          </table:table-cell>
          <table:table-cell office:value-type="string">
            <text:p>metadata field name</text:p>
          </table:table-cell>
          <table:table-cell office:value-type="string">
            <text:p>associated metadata type</text:p>
          </table:table-cell>
          <table:table-cell office:value-type="string">
            <text:p>value datatype</text:p>
          </table:table-cell>
          <table:table-cell office:value-type="string">
            <text:p>filename</text:p>
          </table:table-cell>
          <table:table-cell table:number-columns-repeated="3"/>
        </table:table-row>
        <table:table-row table:style-name="ro5">
          <table:table-cell office:value-type="string">
            <text:p>jpeg</text:p>
          </table:table-cell>
          <table:table-cell table:number-columns-repeated="2" office:value-type="string">
            <text:p>Title</text:p>
          </table:table-cell>
          <table:table-cell office:value-type="string">
            <text:p>string</text:p>
          </table:table-cell>
          <table:table-cell office:value-type="string">
            <text:p>skull.jpg</text:p>
          </table:table-cell>
          <table:table-cell office:value-type="string">
            <text:p>sample title</text:p>
          </table:table-cell>
          <table:table-cell table:number-columns-repeated="2"/>
        </table:table-row>
        <table:table-row table:style-name="ro5">
          <table:table-cell office:value-type="string">
            <text:p>jpeg</text:p>
          </table:table-cell>
          <table:table-cell office:value-type="string">
            <text:p>Subject</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n't a good picture</text:p>
          </table:table-cell>
          <table:table-cell table:number-columns-repeated="2"/>
        </table:table-row>
        <table:table-row table:style-name="ro5">
          <table:table-cell office:value-type="string">
            <text:p>jpeg</text:p>
          </table:table-cell>
          <table:table-cell office:value-type="string">
            <text:p>Comments</text:p>
          </table:table-cell>
          <table:table-cell office:value-type="string">
            <text:p>Description</text:p>
          </table:table-cell>
          <table:table-cell office:value-type="string">
            <text:p>string</text:p>
          </table:table-cell>
          <table:table-cell office:value-type="string">
            <text:p>skull.jpg</text:p>
          </table:table-cell>
          <table:table-cell office:value-type="string">
            <text:p>this is the only picture we have of my grandpa</text:p>
          </table:table-cell>
          <table:table-cell table:number-columns-repeated="2"/>
        </table:table-row>
        <table:table-row table:style-name="ro5">
          <table:table-cell office:value-type="string">
            <text:p>jpeg</text:p>
          </table:table-cell>
          <table:table-cell table:number-columns-repeated="2" office:value-type="string">
            <text:p>Rating</text:p>
          </table:table-cell>
          <table:table-cell office:value-type="string">
            <text:p>int</text:p>
          </table:table-cell>
          <table:table-cell office:value-type="string">
            <text:p>skull.jpg</text:p>
          </table:table-cell>
          <table:table-cell office:value-type="float" office:value="2">
            <text:p>2</text:p>
          </table:table-cell>
          <table:table-cell table:number-columns-repeated="2"/>
        </table:table-row>
        <table:table-row table:style-name="ro5">
          <table:table-cell office:value-type="string">
            <text:p>jpeg</text:p>
          </table:table-cell>
          <table:table-cell table:number-columns-repeated="2" office:value-type="string">
            <text:p>Tags</text:p>
          </table:table-cell>
          <table:table-cell office:value-type="string">
            <text:p>list&lt;string&gt;</text:p>
          </table:table-cell>
          <table:table-cell office:value-type="string">
            <text:p>skull.jpg</text:p>
          </table:table-cell>
          <table:table-cell office:value-type="string">
            <text:p>cat, paper, just me, Doctor</text:p>
          </table:table-cell>
          <table:table-cell table:number-columns-repeated="2"/>
        </table:table-row>
        <table:table-row table:style-name="ro5">
          <table:table-cell office:value-type="string">
            <text:p>jpeg</text:p>
          </table:table-cell>
          <table:table-cell office:value-type="string">
            <text:p>Authors</text:p>
          </table:table-cell>
          <table:table-cell office:value-type="string">
            <text:p>Artist</text:p>
          </table:table-cell>
          <table:table-cell office:value-type="string">
            <text:p>list&lt;string&gt;</text:p>
          </table:table-cell>
          <table:table-cell office:value-type="string">
            <text:p>skull.jpg</text:p>
          </table:table-cell>
          <table:table-cell office:value-type="string">
            <text:p>actor: Miles, Sam, director: Bob, Tom Fart</text:p>
          </table:table-cell>
          <table:table-cell table:number-columns-repeated="2"/>
        </table:table-row>
        <table:table-row table:style-name="ro5">
          <table:table-cell office:value-type="string">
            <text:p>jpe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1">
            <text:p>05/01/17</text:p>
          </table:table-cell>
          <table:table-cell table:number-columns-repeated="2"/>
        </table:table-row>
        <table:table-row table:style-name="ro2">
          <table:table-cell office:value-type="string">
            <text:p>jpeg</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skull.jpg</text:p>
          </table:table-cell>
          <table:table-cell table:style-name="ce18" office:value-type="date" office:date-value="2017-05-02">
            <text:p>05/02/17</text:p>
          </table:table-cell>
          <table:table-cell table:number-columns-repeated="2"/>
        </table:table-row>
        <table:table-row table:style-name="ro2">
          <table:table-cell office:value-type="string">
            <text:p>jpeg</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skull.jpg</text:p>
          </table:table-cell>
          <table:table-cell office:value-type="string">
            <text:p>editted by: tagger v0.1</text:p>
          </table:table-cell>
          <table:table-cell table:number-columns-repeated="2"/>
        </table:table-row>
        <table:table-row table:style-name="ro2">
          <table:table-cell office:value-type="string">
            <text:p>PNG</text:p>
          </table:table-cell>
          <table:table-cell office:value-type="string">
            <text:p>Date taken</text:p>
          </table:table-cell>
          <table:table-cell office:value-type="string">
            <text:p>DateCreated</text:p>
          </table:table-cell>
          <table:table-cell office:value-type="string">
            <text:p>datetime</text:p>
          </table:table-cell>
          <table:table-cell office:value-type="string">
            <text:p>dan.png</text:p>
          </table:table-cell>
          <table:table-cell table:style-name="ce18" office:value-type="date" office:date-value="2017-05-01">
            <text:p>05/01/17</text:p>
          </table:table-cell>
          <table:table-cell office:value-type="string">
            <text:p>dan1.png</text:p>
          </table:table-cell>
          <table:table-cell/>
        </table:table-row>
        <table:table-row table:style-name="ro1">
          <table:table-cell office:value-type="string">
            <text:p>GIF</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2">
          <table:table-cell office:value-type="string">
            <text:p>TIFF</text:p>
          </table:table-cell>
          <table:table-cell table:number-columns-repeated="2" office:value-type="string">
            <text:p>Title</text:p>
          </table:table-cell>
          <table:table-cell office:value-type="string">
            <text:p>string</text:p>
          </table:table-cell>
          <table:table-cell office:value-type="string">
            <text:p>tiny.tiff</text:p>
          </table:table-cell>
          <table:table-cell office:value-type="string">
            <text:p>sample title</text:p>
          </table:table-cell>
          <table:table-cell table:number-columns-repeated="2"/>
        </table:table-row>
        <table:table-row table:style-name="ro2">
          <table:table-cell office:value-type="string">
            <text:p>TIFF</text:p>
          </table:table-cell>
          <table:table-cell office:value-type="string">
            <text:p>Subject</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n't a good picture</text:p>
          </table:table-cell>
          <table:table-cell table:number-columns-repeated="2"/>
        </table:table-row>
        <table:table-row table:style-name="ro2">
          <table:table-cell office:value-type="string">
            <text:p>TIFF</text:p>
          </table:table-cell>
          <table:table-cell office:value-type="string">
            <text:p>Comments</text:p>
          </table:table-cell>
          <table:table-cell office:value-type="string">
            <text:p>Description</text:p>
          </table:table-cell>
          <table:table-cell office:value-type="string">
            <text:p>string</text:p>
          </table:table-cell>
          <table:table-cell office:value-type="string">
            <text:p>tiny.tiff</text:p>
          </table:table-cell>
          <table:table-cell office:value-type="string">
            <text:p>this is the only picture we have of my grandpa</text:p>
          </table:table-cell>
          <table:table-cell table:number-columns-repeated="2"/>
        </table:table-row>
        <table:table-row table:style-name="ro2">
          <table:table-cell office:value-type="string">
            <text:p>TIFF</text:p>
          </table:table-cell>
          <table:table-cell table:number-columns-repeated="2" office:value-type="string">
            <text:p>Rating</text:p>
          </table:table-cell>
          <table:table-cell office:value-type="string">
            <text:p>int</text:p>
          </table:table-cell>
          <table:table-cell office:value-type="string">
            <text:p>tiny.tiff</text:p>
          </table:table-cell>
          <table:table-cell office:value-type="float" office:value="2">
            <text:p>2</text:p>
          </table:table-cell>
          <table:table-cell table:number-columns-repeated="2"/>
        </table:table-row>
        <table:table-row table:style-name="ro2">
          <table:table-cell office:value-type="string">
            <text:p>TIFF</text:p>
          </table:table-cell>
          <table:table-cell table:number-columns-repeated="2" office:value-type="string">
            <text:p>Tags</text:p>
          </table:table-cell>
          <table:table-cell office:value-type="string">
            <text:p>list&lt;string&gt;</text:p>
          </table:table-cell>
          <table:table-cell office:value-type="string">
            <text:p>tiny.tiff</text:p>
          </table:table-cell>
          <table:table-cell office:value-type="string">
            <text:p>cat, paper, just me, Doctor</text:p>
          </table:table-cell>
          <table:table-cell table:number-columns-repeated="2"/>
        </table:table-row>
        <table:table-row table:style-name="ro2">
          <table:table-cell office:value-type="string">
            <text:p>TIFF</text:p>
          </table:table-cell>
          <table:table-cell office:value-type="string">
            <text:p>Authors</text:p>
          </table:table-cell>
          <table:table-cell office:value-type="string">
            <text:p>Artist</text:p>
          </table:table-cell>
          <table:table-cell office:value-type="string">
            <text:p>list&lt;string&gt;</text:p>
          </table:table-cell>
          <table:table-cell office:value-type="string">
            <text:p>tiny.tiff</text:p>
          </table:table-cell>
          <table:table-cell office:value-type="string">
            <text:p>actor: Miles, Sam, director: Bob, Tom Fart</text:p>
          </table:table-cell>
          <table:table-cell table:number-columns-repeated="2"/>
        </table:table-row>
        <table:table-row table:style-name="ro2">
          <table:table-cell office:value-type="string">
            <text:p>TIFF</text:p>
          </table:table-cell>
          <table:table-cell office:value-type="string">
            <text:p>Data acuired</text:p>
          </table:table-cell>
          <table:table-cell office:value-type="string">
            <text:p>DateCreated</text:p>
          </table:table-cell>
          <table:table-cell office:value-type="string">
            <text:p>datetime</text:p>
          </table:table-cell>
          <table:table-cell office:value-type="string">
            <text:p>tiny.tiff</text:p>
          </table:table-cell>
          <table:table-cell table:style-name="ce18" office:value-type="date" office:date-value="2017-05-01">
            <text:p>05/01/17</text:p>
          </table:table-cell>
          <table:table-cell table:number-columns-repeated="2"/>
        </table:table-row>
        <table:table-row table:style-name="ro2">
          <table:table-cell office:value-type="string">
            <text:p>TIFF</text:p>
          </table:table-cell>
          <table:table-cell office:value-type="string">
            <text:p>Program name</text:p>
          </table:table-cell>
          <table:table-cell office:value-type="string">
            <text:p>hidden software mark</text:p>
          </table:table-cell>
          <table:table-cell office:value-type="string">
            <text:p>string</text:p>
          </table:table-cell>
          <table:table-cell office:value-type="string">
            <text:p>tiny.tiff</text:p>
          </table:table-cell>
          <table:table-cell office:value-type="string">
            <text:p>editted by: tagger v0.1</text:p>
          </table:table-cell>
          <table:table-cell table:number-columns-repeated="2"/>
        </table:table-row>
        <table:table-row table:style-name="ro2">
          <table:table-cell office:value-type="string">
            <text:p>TIFF</text:p>
          </table:table-cell>
          <table:table-cell office:value-type="string">
            <text:p>EXIF version</text:p>
          </table:table-cell>
          <table:table-cell office:value-type="string">
            <text:p>hidden software mark</text:p>
          </table:table-cell>
          <table:table-cell office:value-type="string">
            <text:p>string</text:p>
          </table:table-cell>
          <table:table-cell office:value-type="string">
            <text:p>tiny.tiff</text:p>
          </table:table-cell>
          <table:table-cell office:value-type="float" office:value="2.3">
            <text:p>2.3</text:p>
          </table:table-cell>
          <table:table-cell table:number-columns-repeated="2"/>
        </table:table-row>
        <table:table-row table:style-name="ro1">
          <table:table-cell office:value-type="string">
            <text:p>mp4</text:p>
          </table:table-cell>
          <table:table-cell table:number-columns-repeated="2" office:value-type="string">
            <text:p>Title</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Subtitle</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Comments</text:p>
          </table:table-cell>
          <table:table-cell office:value-type="string">
            <text:p>Description</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Rating</text:p>
          </table:table-cell>
          <table:table-cell office:value-type="string">
            <text:p>in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table:number-columns-repeated="2" office:value-type="string">
            <text:p>Tags</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Directo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roduc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Writ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Publishers</text:p>
          </table:table-cell>
          <table:table-cell office:value-type="string">
            <text:p>Artist</text:p>
          </table:table-cell>
          <table:table-cell office:value-type="string">
            <text:p>list&lt;string&gt;</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Content provider</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1">
          <table:table-cell office:value-type="string">
            <text:p>mp4</text:p>
          </table:table-cell>
          <table:table-cell office:value-type="string">
            <text:p>Encoded by</text:p>
          </table:table-cell>
          <table:table-cell office:value-type="string">
            <text:p>hidden software mark</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Author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mp4</text:p>
          </table:table-cell>
          <table:table-cell office:value-type="string">
            <text:p>Promotion URL</text:p>
          </table:table-cell>
          <table:table-cell office:value-type="string">
            <text:p>SourceURL</text:p>
          </table:table-cell>
          <table:table-cell office:value-type="string">
            <text:p>string</text:p>
          </table:table-cell>
          <table:table-cell office:value-type="string">
            <text:p>doggo.mp4</text:p>
          </table:table-cell>
          <table:table-cell office:value-type="string">
            <text:p>n/a</text:p>
          </table:table-cell>
          <table:table-cell table:number-columns-repeated="2"/>
        </table:table-row>
        <table:table-row table:style-name="ro2">
          <table:table-cell office:value-type="string">
            <text:p>webm</text:p>
          </table:table-cell>
          <table:table-cell table:number-columns-repeated="3" office:value-type="string">
            <text:p>none</text:p>
          </table:table-cell>
          <table:table-cell/>
          <table:table-cell office:value-type="string">
            <text:p>n/a</text:p>
          </table:table-cell>
          <table:table-cell table:number-columns-repeated="2"/>
        </table:table-row>
        <table:table-row table:style-name="ro2" table:number-rows-repeated="1048522">
          <table:table-cell table:number-columns-repeated="8"/>
        </table:table-row>
        <table:table-row table:style-name="ro2">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23">12/23/2018</text:date>, <text:time>20:56: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son Wynn</meta:initial-creator>
    <meta:creation-date>2018-11-23T00:55:45.98</meta:creation-date>
    <meta:generator>OpenOffice/4.1.5$Win32 OpenOffice.org_project/415m1$Build-9789</meta:generator>
    <dc:date>2018-12-23T20:56:28.92</dc:date>
    <dc:creator>Harrison Wynn</dc:creator>
    <meta:editing-duration>P3DT5H27M55S</meta:editing-duration>
    <meta:editing-cycles>151</meta:editing-cycles>
    <meta:document-statistic meta:table-count="4" meta:cell-count="2473" meta:object-count="0"/>
  </office:meta>
</office:document-meta>
</file>